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cepts" style:family="table">
      <style:table-properties style:width="7.5in" table:align="margins"/>
    </style:style>
    <style:style style:name="Concepts.A" style:family="table-column">
      <style:table-column-properties style:column-width="1.875in" style:rel-column-width="16383*"/>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Concepts.43" style:family="table-row">
      <style:table-row-properties style:min-row-height="0.2438in"/>
    </style:style>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200%" fo:text-align="start" style:justify-single-word="false"/>
    </style:style>
    <style:style style:name="P11" style:family="paragraph" style:parent-style-name="Standard">
      <style:paragraph-properties fo:line-height="200%" fo:text-align="start" style:justify-single-word="false"/>
      <style:text-properties fo:color="#000000"/>
    </style:style>
    <style:style style:name="P12"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3"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4" style:family="paragraph" style:parent-style-name="Standard">
      <style:paragraph-properties fo:line-height="100%"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fo:color="#000000" style:font-name="Consolas" fo:font-size="9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style:font-name="Consolas" fo:font-size="9pt" fo:letter-spacing="normal" fo:font-style="normal" fo:font-weight="bold" style:font-size-asian="12pt" style:font-weight-asian="bold" style:font-size-complex="12pt" style:font-weight-complex="bold"/>
    </style:style>
    <style:style style:name="T5" style:family="text">
      <style:text-properties fo:font-variant="normal" fo:text-transform="none" style:font-name="Times New Roman" fo:font-size="12pt" fo:letter-spacing="normal" fo:font-style="normal" fo:font-weight="normal" fo:background-color="#ffffff" style:font-size-asian="12pt" style:font-weight-asian="normal" style:font-size-complex="12pt" style:font-weight-complex="normal"/>
    </style:style>
    <style:style style:name="T6" style:family="text">
      <style:text-properties fo:font-variant="normal" fo:text-transform="none" style:font-name="Consolas" fo:font-size="9pt" fo:letter-spacing="normal" fo:font-style="normal" fo:font-weight="normal"/>
    </style:style>
    <style:style style:name="T7" style:family="text">
      <style:text-properties fo:font-variant="normal" fo:text-transform="none" style:font-name="Consolas" fo:font-size="9pt" fo:letter-spacing="normal" fo:font-style="normal" fo:font-weight="normal" fo:background-color="#ffffff" style:font-size-asian="12pt" style:font-weight-asian="normal" style:font-size-complex="12pt" style:font-weight-complex="normal"/>
    </style:style>
    <style:style style:name="T8" style:family="text">
      <style:text-properties fo:font-variant="normal" fo:text-transform="none" style:font-name="Consolas" fo:font-size="9pt" fo:letter-spacing="normal" fo:font-style="normal" fo:font-weight="bold" fo:background-color="#ffffff" style:font-size-asian="12pt" style:font-weight-asian="bold" style:font-size-complex="12pt" style:font-weight-complex="bold"/>
    </style:style>
    <style:style style:name="T9" style:family="text">
      <style:text-properties fo:font-variant="normal" fo:text-transform="none" style:font-name="Consolas" fo:font-size="9pt" fo:letter-spacing="normal" fo:font-style="normal" fo:font-weight="bold" style:font-weight-asian="bold" style:font-weight-complex="bold"/>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style:text-position="super 58%"/>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roject 1</text:p>
      <text:p text:style-name="P3">&lt;Poker&g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SC-5 43952<text:tab/><text:tab/></text:p>
      <text:p text:style-name="P4"><text:tab/><text:tab/>Branden Hitt<text:tab/><text:tab/></text:p>
      <text:p text:style-name="P4">Date: 5/15/2015<text:tab/><text:tab/></text:p>
      <text:p text:style-name="P13"><text:tab/></text:p>
      <text:p text:style-name="P5">Introduction</text:p>
      <text:p text:style-name="P8">Title: Poker (Straight Poker/Traditional Poker Variation)</text:p>
      <text:p text:style-name="P8"/>
      <text:p text:style-name="P8">This is a small program for four-handed poker (1 user and 3 ai).</text:p>
      <text:p text:style-name="P8">At the beginning of the program, the user will be prompted to choose if they want the rules displayed or not.</text:p>
      <text:p text:style-name="P8">The rules also include the hand rankings which you can find below. From there they are asked to give their name. Following that, the program deals out a hand of 5 cards to each of the four players. The user is told his hand and its value (pair, high card, flush, etc). Next, the program will display all of the players' hands and the values. Finally, the program will display who won the hand and add a point to that person's overall score. The user may play additional rounds of poker as many times as they want. At the very end of the program, the overall scores are tallied and the overall winner is displayed.</text:p>
      <text:p text:style-name="P8"/>
      <text:p text:style-name="P8">Ex: <text:s text:c="4"/>“Congrats to Phil Ivey for being the table's big winner!</text:p>
      <text:p text:style-name="P8"><text:tab/>Out of 6 total rounds, Phil Ivey won 3 rounds of Poker.</text:p>
      <text:p text:style-name="P8"><text:tab/>Thank you for playing!”</text:p>
      <text:p text:style-name="P8"/>
      <text:p text:style-name="P8">The final results for the player are then sent to a file (Results.dat)</text:p>
      <text:p text:style-name="P8">Ex: <text:s text:c="4"/>“Player Name: Branden</text:p>
      <text:p text:style-name="P8"><text:tab/>Round Wins : 2</text:p>
      <text:p text:style-name="P8"><text:tab/>Total Rounds: 6</text:p>
      <text:p text:style-name="P8"><text:tab/>Percent Win: %33.33”</text:p>
      <text:p text:style-name="P8"/>
      <text:p text:style-name="P8"/>
      <text:p text:style-name="P8"/>
      <text:p text:style-name="P5"><text:soft-page-break/></text:p>
      <text:p text:style-name="P5">Hand Rankings</text:p>
      <text:p text:style-name="P10"><text:span text:style-name="T2">(Low)</text:span></text:p>
      <text:p text:style-name="P10"><text:span text:style-name="T2"><text:tab/></text:span><text:span text:style-name="T4">High Card</text:span><text:span text:style-name="T3">: This hand has nothing to rely on but a High card.</text:span><text:span text:style-name="T10"> <text:s/></text:span></text:p>
      <text:p text:style-name="P11"><text:span text:style-name="T5"><text:tab/><text:tab/></text:span><text:span text:style-name="T7">Ex: 3 Diamonds | Jack Clubs | 8 Spades | 4 Hearts | 2 Spades</text:span><text:span text:style-name="T5"> </text:span></text:p>
      <text:p text:style-name="P11"><text:span text:style-name="T5"><text:tab/></text:span><text:span text:style-name="T8">Pair</text:span><text:span text:style-name="T7">: Two cards of the same rank.</text:span><text:span text:style-name="T5"> </text:span></text:p>
      <text:p text:style-name="P11"><text:span text:style-name="T5"><text:tab/><text:tab/></text:span><text:span text:style-name="T7">Ex: Ace Hearts | Ace Diamonds | 8 Clubs | 4 Spades | 7 Hearts</text:span><text:span text:style-name="T5"> </text:span></text:p>
      <text:p text:style-name="P11"><text:span text:style-name="T5"><text:tab/></text:span><text:span text:style-name="T8">Three of a Kind</text:span><text:span text:style-name="T7">: Three cards of the same rank.</text:span><text:span text:style-name="T5"> </text:span></text:p>
      <text:p text:style-name="P11"><text:span text:style-name="T5"><text:tab/><text:tab/></text:span><text:span text:style-name="T7">Ex: 7 Clubs | 7 Diamonds | 7 Spades | King Clubs | 3 Diamonds</text:span><text:span text:style-name="T5"> </text:span></text:p>
      <text:p text:style-name="P11"><text:span text:style-name="T1"><text:tab/></text:span><text:span text:style-name="T9">Straight</text:span><text:span text:style-name="T6">: Five cards in a sequence, but not of the same suit.</text:span> </text:p>
      <text:p text:style-name="P11"><text:span text:style-name="T1"><text:tab/><text:tab/></text:span><text:span text:style-name="T6">Ex: 5 Hearts | 6 Diamonds | 7 Spades | 8 Diamonds | 9 Clubs</text:span> </text:p>
      <text:p text:style-name="P11"><text:span text:style-name="T1"><text:tab/></text:span><text:span text:style-name="T9">Flush</text:span><text:span text:style-name="T6">: Any five cards of the same suit, but not in a sequence.</text:span> </text:p>
      <text:p text:style-name="P11"><text:tab/><text:tab/><text:span text:style-name="T6">Ex: 4 Spades | Jack Spades | 8 Spades | 2 Spades | 9 Spades</text:span> </text:p>
      <text:p text:style-name="P11"><text:tab/><text:span text:style-name="T9">Full House</text:span><text:span text:style-name="T6">: Three of a Kind and a Pair.</text:span> </text:p>
      <text:p text:style-name="P11"><text:tab/><text:tab/><text:span text:style-name="T6">Ex: 10 Hearts | 10 Diamonds | 10 Spades | 9 Clubs | 9 Diamonds</text:span> </text:p>
      <text:p text:style-name="P11"><text:tab/><text:span text:style-name="T9">Four of a Kind</text:span><text:span text:style-name="T6">: All four cards of the same rank.</text:span> </text:p>
      <text:p text:style-name="P11"><text:tab/><text:tab/><text:span text:style-name="T6">Ex: Jack Hearts | Jack Spades | Jack Diamonds | Jack Clubs | 7 Hearts</text:span> </text:p>
      <text:p text:style-name="P11"><text:tab/><text:span text:style-name="T9">Straight Flush</text:span><text:span text:style-name="T6">: Five cards in a sequence, all in the same suit.</text:span> </text:p>
      <text:p text:style-name="P11"><text:tab/><text:tab/><text:span text:style-name="T6">Ex: 4 Spades | 5 Spades | 6 Spades | 7 Spades | 8 Spades</text:span> </text:p>
      <text:p text:style-name="P11"><text:tab/><text:span text:style-name="T9">Royal Flush</text:span><text:span text:style-name="T6">: 10, J, Q, K, A (all in the same suit).</text:span> </text:p>
      <text:p text:style-name="P11"><text:tab/><text:tab/><text:span text:style-name="T6">Ex: 10 Spades | Jack Spades | Queen Spades | King Spades | Ace Spades</text:span> </text:p>
      <text:p text:style-name="P10"><text:span text:style-name="T2">(High)</text:span></text:p>
      <text:p text:style-name="P10"><text:span text:style-name="T2"/></text:p>
      <text:p text:style-name="P10"><text:span text:style-name="T2"><text:tab/></text:span><text:span text:style-name="T1">In the event of a tie hand (ex. both players have a pair), the higher pair is chosen.</text:span></text:p>
      <text:p text:style-name="P13">Summary</text:p>
      <text:p text:style-name="P8">Project size: 610 lines (with comments)</text:p>
      <text:p text:style-name="P8">Number of Variables: 71</text:p>
      <text:p text:style-name="P8">Number of Functions: 10 (+1 for plus main)</text:p>
      <text:p text:style-name="P8">I tried to include everything we have covered so far, and I believe I fit it all in the program except for maybe abs() function since it wasn't really needed. Functions were extremely useful for saving time and also for organization. The most useful thing might have been if()else() statements, since there ended up being a lot of logic for the program. I should also mention that even though we just covered arrays, I found using one to be extremely useful for creating the deck of cards in the first place (even though I messed up the array for awhile without noticing, off-by-one rookie error).</text:p>
      <text:p text:style-name="P8">I am mostly satisfied with how the program came out, except for a few small adjustments that would be nice. So far, I can compare hands with the same thing (like a pair) and then give the win to the one with the higher pair.</text:p>
      <text:p text:style-name="P8"><text:tab/>Ex: 4 spades | 4hearts | 5 hearts | 8 clubs | Ace diamonds</text:p>
      <text:p text:style-name="P8"><text:tab/> <text:s text:c="5"/>5 spades | 5clubs <text:s text:c="2"/>| 7 clubs <text:s/>| 8 hearts | King diamonds <text:s text:c="4"/>← winner with higher pair</text:p>
      <text:p text:style-name="P8">The problem is that I haven't accounted for if they both have the same pair, which would mean that they need another high card .</text:p>
      <text:p text:style-name="P8"><text:tab/>Ex: <text:s/>5 spades | 5clubs <text:s text:c="2"/>| 7 clubs <text:s/>| 8 hearts | King diamonds <text:s/>← should be winner with King high</text:p>
      <text:p text:style-name="P8"><text:tab/> <text:s text:c="6"/>5 hearts <text:s text:c="2"/>| 5diamonds <text:s/>| 3 clubs <text:s/>| 9 hearts | Jack Spades</text:p>
      <text:p text:style-name="P8"><text:tab/>Result: Tie game ( no winner)</text:p>
      <text:p text:style-name="P8">Even though this outcome or similar ones are more rare, I would prefer to account for it happening.</text:p>
      <text:p text:style-name="P8">There were also many things that looking back could be organized/coded to be more efficient. </text:p>
      <text:p text:style-name="P8"><text:span text:style-name="T11">Future Improvements</text:span></text:p>
      <text:p text:style-name="P8">There are many things I would love to add to this game to improve it. Of course, having sound and graphics for the game would be nice, but that is a bit out of my reach as I am new to programming. In addition, I have already talked a little about the small chances of rare hands that I do not account for that could happen. I need to <text:soft-page-break/>implement those fixes to find the correct winners (ie second and third high cards). Another portion of the program that I would like to add (maybe for the next project) would be the betting. Poker is much much more fun when you are betting on your hand and winning money. This would of course mean that I would need to include some sort of ai for the computer players' bets which would most likely be very simple ai or just random ai bets. These were both originally planned for this project, however it was too much for me to add in the time frame and I was having problems figuring out how it would work anyway. Lastly, I also originally wanted this game of Poker to be the Texas Hold'em variation which is a lot more complicated. Instead of 1 round of betting, there would be 4 minimum, and the way your hand is ranked would be a lot more complicated since there are community cards in the center that help make up every hand. Still, this would be a fun improvement if I could accomplish it since I thoroughly enjoy Texas Hold'em and prefer it over straight poker.</text:p>
      <text:p text:style-name="P5">Simple Program Function Overview</text:p>
      <text:p text:style-name="P8">main(</text:p>
      <text:p text:style-name="P8"><text:tab/>iniDeck(); <text:s text:c="2"/>← create 52 card deck</text:p>
      <text:p text:style-name="P8"><text:tab/>info(); <text:s/>← display rules/hand rankings if user wants</text:p>
      <text:p text:style-name="P8"><text:tab/>round(); ← start a new round</text:p>
      <text:p text:style-name="P8"><text:tab/>iniDeck(); ← shuffle deck for new round</text:p>
      <text:p text:style-name="P8">)</text:p>
      <text:p text:style-name="P8">round(</text:p>
      <text:p text:style-name="P8"><text:tab/>deal1(); <text:s text:c="2"/>← this is done for all 20 cards (5 per player)</text:p>
      <text:p text:style-name="P8"><text:tab/>hiCard(); <text:s/>← sorts the cards for hi card and ordered display</text:p>
      <text:p text:style-name="P8"><text:tab/>ranking(); <text:s/>← find hand rankings number for all players</text:p>
      <text:p text:style-name="P8"><text:tab/>aiRank(); <text:s/>← gives string for output of hand rank (ex: Pair)</text:p>
      <text:p text:style-name="P8"><text:tab/>carVal(); <text:s/>← gives string for individual card/ used for display to player (ex: 9 hearts)</text:p>
      <text:p text:style-name="P8"><text:tab/>winHand(); <text:s/>← find best hand</text:p>
      <text:p text:style-name="P8"><text:tab/>winner(); <text:s/>← find string for winner name</text:p>
      <text:p text:style-name="P8">)</text:p>
      <text:p text:style-name="P13">Psuedocode</text:p>
      <text:p text:style-name="P7"><text:span text:style-name="T12">/* </text:span></text:p>
      <text:p text:style-name="P12"><text:s/>* File: <text:s text:c="2"/>main.cpp</text:p>
      <text:p text:style-name="P12"><text:s/>* Author: Branden Hitt</text:p>
      <text:p text:style-name="P12"><text:s/>* Created on May 6, 2015, 1:02 PM</text:p>
      <text:p text:style-name="P12"><text:s/>* <text:s text:c="5"/>Purpose: Code a game of straight poker</text:p>
      <text:p text:style-name="P12"><text:s/>*/</text:p>
      <text:p text:style-name="P12"/>
      <text:p text:style-name="P12">//System Libraries</text:p>
      <text:p text:style-name="P12">//I/O standard</text:p>
      <text:p text:style-name="P12">//computer time</text:p>
      <text:p text:style-name="P12">//for random seed</text:p>
      <text:p text:style-name="P12">//formatting</text:p>
      <text:p text:style-name="P12">//for strings</text:p>
      <text:p text:style-name="P12">//file in/out</text:p>
      <text:p text:style-name="P12"/>
      <text:p text:style-name="P12">//User Libraries</text:p>
      <text:p text:style-name="P12"/>
      <text:p text:style-name="P12">//Global Constants</text:p>
      <text:p text:style-name="P12"/>
      <text:p text:style-name="P12">//Function Prototypes</text:p>
      <text:p text:style-name="P12">//instructions on how to play</text:p>
      <text:p text:style-name="P12">//initializes and shuffles the deck</text:p>
      <text:p text:style-name="P12">//starts a new round of poker</text:p>
      <text:p text:style-name="P12">//deal 1 card</text:p>
      <text:p text:style-name="P12">//gives hand value</text:p>
      <text:p text:style-name="P12">//finds ranking of computer hand</text:p>
      <text:p text:style-name="P12">//finds what the card is for output</text:p>
      <text:p text:style-name="P12">//sort for high card</text:p>
      <text:p text:style-name="P12">//find winning hand</text:p>
      <text:p text:style-name="P12">//find round winner</text:p>
      <text:p text:style-name="P12"/>
      <text:p text:style-name="P12">//Execution Begins Here!</text:p>
      <text:p text:style-name="P12"/>
      <text:p text:style-name="P12"><text:s text:c="4"/>//Declare Variables</text:p>
      <text:p text:style-name="P12"><text:s text:c="4"/>//output to file</text:p>
      <text:p text:style-name="P12"><text:s text:c="4"/>//open file</text:p>
      <text:p text:style-name="P12"><text:s text:c="4"/>//set random seed</text:p>
      <text:p text:style-name="P12"><text:s text:c="4"/>//input for info query, and repeat query</text:p>
      <text:p text:style-name="P12"><text:s text:c="4"/>//total wins for each player</text:p>
      <text:p text:style-name="P12"><text:s text:c="4"/>//overall winner and player name input</text:p>
      <text:p text:style-name="P12"><text:s text:c="4"/>//size of the deck</text:p>
      <text:p text:style-name="P12"><text:s text:c="4"/>//declare array with zeros</text:p>
      <text:p text:style-name="P12"><text:s text:c="4"/>//current round win</text:p>
      <text:p text:style-name="P12"><text:s text:c="4"/>//percentage of wins for the player/ totals rounds</text:p>
      <text:p text:style-name="P12"><text:s text:c="4"/>//fill array with card values (1-52)</text:p>
      <text:p text:style-name="P12"><text:s text:c="4"/>//Prompt for rules</text:p>
      <text:p text:style-name="P12"><text:s text:c="4"/>//prompt for name of player</text:p>
      <text:p text:style-name="P12"><text:s text:c="4"/>//input player name</text:p>
      <text:p text:style-name="P12"><text:s text:c="4"/>//pause</text:p>
      <text:p text:style-name="P12"><text:s text:c="4"/>//do</text:p>
      <text:p text:style-name="P12"><text:s text:c="8"/>//Start new round</text:p>
      <text:p text:style-name="P12"><text:s text:c="8"/>//call round function</text:p>
      <text:p text:style-name="P12"><text:s text:c="8"/>//if 1 player 1 win round increment their win</text:p>
      <text:p text:style-name="P12"><text:s text:c="8"/>//if 2 player 2 win round increment their win</text:p>
      <text:p text:style-name="P12"><text:s text:c="8"/>//if 3 player 3 win round increment their win</text:p>
      <text:p text:style-name="P12"><text:s text:c="8"/>//if 4 player 4 win round increment their win</text:p>
      <text:p text:style-name="P12"><text:s text:c="8"/>//Shuffle </text:p>
      <text:p text:style-name="P12"><text:s text:c="8"/>//increment the total rounds</text:p>
      <text:p text:style-name="P12"><text:s text:c="8"/>//prompt for new round</text:p>
      <text:p text:style-name="P12"><text:soft-page-break/><text:s text:c="4"/>//while player wants to repeat</text:p>
      <text:p text:style-name="P12"><text:s text:c="4"/>//Congratulate Overall Winner</text:p>
      <text:p text:style-name="P12"><text:s text:c="4"/>//find percent win</text:p>
      <text:p text:style-name="P12"><text:s text:c="4"/>//output results to a file</text:p>
      <text:p text:style-name="P12"><text:s text:c="4"/></text:p>
      <text:p text:style-name="P12"><text:s text:c="4"/>//Exit Stage Right!</text:p>
      <text:p text:style-name="P12"><text:s text:c="4"/></text:p>
      <text:p text:style-name="P12">//*********************************************//</text:p>
      <text:p text:style-name="P12">//* <text:s text:c="12"/>Rules Function <text:s text:c="15"/>*//</text:p>
      <text:p text:style-name="P12">//*********************************************//</text:p>
      <text:p text:style-name="P12"><text:s text:c="4"/>//declare variables</text:p>
      <text:p text:style-name="P12"><text:s text:c="4"/>//menu / choice</text:p>
      <text:p text:style-name="P12"><text:s text:c="4"/>//bool for skip </text:p>
      <text:p text:style-name="P12"><text:s text:c="4"/>//begin explanation of how to play</text:p>
      <text:p text:style-name="P12"><text:s text:c="4"/></text:p>
      <text:p text:style-name="P12"><text:s text:c="4"/>//do</text:p>
      <text:p text:style-name="P12"><text:s text:c="8"/>//start showing hand rankings</text:p>
      <text:p text:style-name="P12"><text:s text:c="8"/>//prompt for specific hand ranking display</text:p>
      <text:p text:style-name="P12"><text:s text:c="8"/>//menu for hand display</text:p>
      <text:p text:style-name="P12"><text:s text:c="12"/>//case for hi card</text:p>
      <text:p text:style-name="P12"><text:s text:c="12"/>//case for pair</text:p>
      <text:p text:style-name="P12"><text:s text:c="12"/>//case for two pair</text:p>
      <text:p text:style-name="P12"><text:s text:c="12"/>//case for three of a kind</text:p>
      <text:p text:style-name="P12"><text:s text:c="12"/>//case for straight</text:p>
      <text:p text:style-name="P12"><text:s text:c="12"/>//case for flush</text:p>
      <text:p text:style-name="P12"><text:s text:c="12"/>//case for full house</text:p>
      <text:p text:style-name="P12"><text:s text:c="12"/>//case for four of a kind</text:p>
      <text:p text:style-name="P12"><text:s text:c="12"/>//case for straight flush</text:p>
      <text:p text:style-name="P12"><text:s text:c="12"/>//case for royal flush</text:p>
      <text:p text:style-name="P12"><text:s text:c="12"/>//default for skip</text:p>
      <text:p text:style-name="P12"><text:s text:c="16"/>//cho = n</text:p>
      <text:p text:style-name="P12"><text:s text:c="16"/>//set skip to true</text:p>
      <text:p text:style-name="P12"><text:s text:c="8"/>//if skip is false</text:p>
      <text:p text:style-name="P12"><text:s text:c="8"/>//prompt for repeat</text:p>
      <text:p text:style-name="P12">//while player wants to repeat</text:p>
      <text:p text:style-name="P12">//*********************************************//</text:p>
      <text:p text:style-name="P12">//* <text:s text:c="12"/>Initialize Deck <text:s text:c="14"/>*//</text:p>
      <text:p text:style-name="P12">//*********************************************//</text:p>
      <text:p text:style-name="P12">//increment while still in array</text:p>
      <text:p text:style-name="P12"><text:s text:c="8"/>//for position i, set i to i ex: 41 =41</text:p>
      <text:p text:style-name="P12">//*********************************************//</text:p>
      <text:p text:style-name="P12">//* <text:s text:c="15"/>New round <text:s text:c="17"/>*//</text:p>
      <text:p text:style-name="P12">//*********************************************//</text:p>
      <text:p text:style-name="P12"><text:s text:c="4"/>//Declare variables</text:p>
      <text:p text:style-name="P12"><text:s text:c="4"/>//player cards</text:p>
      <text:p text:style-name="P12"><text:s text:c="4"/>//hand values</text:p>
      <text:p text:style-name="P12"><text:s text:c="4"/>//computer 1 hand</text:p>
      <text:p text:style-name="P12"><text:s text:c="4"/>//computer 2 hand</text:p>
      <text:p text:style-name="P12"><text:s text:c="4"/>//computer 3 hand</text:p>
      <text:p text:style-name="P12"><text:s text:c="4"/>//high card for tie hands</text:p>
      <text:p text:style-name="P12"><text:s text:c="4"/>//player number who has top hand</text:p>
      <text:p text:style-name="P12"><text:s text:c="4"/>//quick string for hand ranking</text:p>
      <text:p text:style-name="P12"><text:s text:c="4"/>//Deal individual hands</text:p>
      <text:p text:style-name="P12"><text:s text:c="4"/>//high card and sort</text:p>
      <text:p text:style-name="P12"><text:s text:c="4"/>//find hand value</text:p>
      <text:p text:style-name="P12"><text:s text:c="4"/>//set string for ai hand ranking</text:p>
      <text:p text:style-name="P12"><text:s text:c="4"/>//state player hand value</text:p>
      <text:p text:style-name="P12"><text:s text:c="4"/>//Display player hand</text:p>
      <text:p text:style-name="P12"><text:s text:c="4"/>//Unveil all hands</text:p>
      <text:p text:style-name="P12"><text:s text:c="4"/>//find winning hand</text:p>
      <text:p text:style-name="P12"><text:s text:c="4"/>//find winNum</text:p>
      <text:p text:style-name="P12"><text:s text:c="4"/>//find winner name</text:p>
      <text:p text:style-name="P12"><text:soft-page-break/><text:s text:c="4"/>//state winner</text:p>
      <text:p text:style-name="P12"><text:s text:c="4"/>//return winner number</text:p>
      <text:p text:style-name="P12">//*********************************************//</text:p>
      <text:p text:style-name="P12">//* <text:s text:c="14"/>Deal 1 <text:s text:c="21"/>*//</text:p>
      <text:p text:style-name="P12">//*********************************************//</text:p>
      <text:p text:style-name="P12"><text:s text:c="4"/>//declare variables</text:p>
      <text:p text:style-name="P12"><text:s text:c="4"/>//repeat</text:p>
      <text:p text:style-name="P12"><text:s text:c="4"/>//new card</text:p>
      <text:p text:style-name="P12"><text:s text:c="4"/>//do</text:p>
      <text:p text:style-name="P12"><text:s text:c="8"/>//pick random number for card</text:p>
      <text:p text:style-name="P12"><text:s text:c="8"/>//if card is 0, then its already picked, so repeat</text:p>
      <text:p text:style-name="P12"><text:s text:c="8"/>//else dont repeat</text:p>
      <text:p text:style-name="P12"><text:s text:c="4"/>//while need new card</text:p>
      <text:p text:style-name="P12"><text:s text:c="4"/>//set the card you picked to zero in array</text:p>
      <text:p text:style-name="P12"><text:s text:c="4"/>//c1 = card</text:p>
      <text:p text:style-name="P12">//*********************************************//</text:p>
      <text:p text:style-name="P12">//* <text:s text:c="12"/>Card Values <text:s text:c="18"/>*//</text:p>
      <text:p text:style-name="P12">//*********************************************//</text:p>
      <text:p text:style-name="P12"><text:s text:c="4"/>//declare string f for card name</text:p>
      <text:p text:style-name="P12"><text:s text:c="4"/>//Spades</text:p>
      <text:p text:style-name="P12"><text:s text:c="8"/>//2</text:p>
      <text:p text:style-name="P12"><text:s text:c="8"/>//3</text:p>
      <text:p text:style-name="P12"><text:s text:c="8"/>//4</text:p>
      <text:p text:style-name="P12"><text:s text:c="8"/>//5</text:p>
      <text:p text:style-name="P12"><text:s text:c="8"/>//6</text:p>
      <text:p text:style-name="P12"><text:s text:c="8"/>//7</text:p>
      <text:p text:style-name="P12"><text:s text:c="8"/>//8</text:p>
      <text:p text:style-name="P12"><text:s text:c="8"/>//9</text:p>
      <text:p text:style-name="P12"><text:s text:c="8"/>//10</text:p>
      <text:p text:style-name="P12"><text:s text:c="8"/>//Jack</text:p>
      <text:p text:style-name="P12"><text:s text:c="8"/>//Queen</text:p>
      <text:p text:style-name="P12"><text:s text:c="8"/>//King</text:p>
      <text:p text:style-name="P12"><text:s text:c="8"/>//Ace</text:p>
      <text:p text:style-name="P12"><text:s text:c="4"/>//Hearts</text:p>
      <text:p text:style-name="P12"><text:s text:c="8"/>//2</text:p>
      <text:p text:style-name="P12"><text:s text:c="8"/>//3</text:p>
      <text:p text:style-name="P12"><text:s text:c="8"/>//4</text:p>
      <text:p text:style-name="P12"><text:s text:c="8"/>//5</text:p>
      <text:p text:style-name="P12"><text:s text:c="8"/>//6</text:p>
      <text:p text:style-name="P12"><text:s text:c="8"/>//7</text:p>
      <text:p text:style-name="P12"><text:s text:c="8"/>//8</text:p>
      <text:p text:style-name="P12"><text:s text:c="8"/>//9</text:p>
      <text:p text:style-name="P12"><text:s text:c="8"/>//10</text:p>
      <text:p text:style-name="P12"><text:s text:c="8"/>//Jack</text:p>
      <text:p text:style-name="P12"><text:s text:c="8"/>//Queen</text:p>
      <text:p text:style-name="P12"><text:s text:c="8"/>//King</text:p>
      <text:p text:style-name="P12"><text:s text:c="8"/>//Ace</text:p>
      <text:p text:style-name="P12"><text:s text:c="4"/>//Clubs</text:p>
      <text:p text:style-name="P12"><text:s text:c="8"/>//2</text:p>
      <text:p text:style-name="P12"><text:s text:c="8"/>//3</text:p>
      <text:p text:style-name="P12"><text:s text:c="8"/>//4</text:p>
      <text:p text:style-name="P12"><text:s text:c="8"/>//5</text:p>
      <text:p text:style-name="P12"><text:s text:c="8"/>//6</text:p>
      <text:p text:style-name="P12"><text:s text:c="8"/>//7</text:p>
      <text:p text:style-name="P12"><text:s text:c="8"/>//8</text:p>
      <text:p text:style-name="P12"><text:s text:c="8"/>//9</text:p>
      <text:p text:style-name="P12"><text:s text:c="8"/>//10</text:p>
      <text:p text:style-name="P12"><text:s text:c="8"/>//Jack</text:p>
      <text:p text:style-name="P12"><text:s text:c="8"/>//Queen</text:p>
      <text:p text:style-name="P12"><text:s text:c="8"/>//King</text:p>
      <text:p text:style-name="P12"><text:s text:c="8"/>//Ace</text:p>
      <text:p text:style-name="P12"><text:s text:c="4"/>//Diamonds</text:p>
      <text:p text:style-name="P12"><text:soft-page-break/><text:s text:c="8"/>//2</text:p>
      <text:p text:style-name="P12"><text:s text:c="8"/>//3</text:p>
      <text:p text:style-name="P12"><text:s text:c="8"/>//4</text:p>
      <text:p text:style-name="P12"><text:s text:c="8"/>//5</text:p>
      <text:p text:style-name="P12"><text:s text:c="8"/>//6</text:p>
      <text:p text:style-name="P12"><text:s text:c="8"/>//7</text:p>
      <text:p text:style-name="P12"><text:s text:c="8"/>//8</text:p>
      <text:p text:style-name="P12"><text:s text:c="8"/>//9</text:p>
      <text:p text:style-name="P12"><text:s text:c="8"/>//10</text:p>
      <text:p text:style-name="P12"><text:s text:c="8"/>//Jack</text:p>
      <text:p text:style-name="P12"><text:s text:c="8"/>//Queen</text:p>
      <text:p text:style-name="P12"><text:s text:c="8"/>//King</text:p>
      <text:p text:style-name="P12"><text:s text:c="8"/>//Ace</text:p>
      <text:p text:style-name="P12"><text:s text:c="4"/>//return card name</text:p>
      <text:p text:style-name="P12">//*********************************************//</text:p>
      <text:p text:style-name="P12">//* <text:s text:c="12"/>Hand Ranking <text:s text:c="17"/>*//</text:p>
      <text:p text:style-name="P12">//*********************************************//</text:p>
      <text:p text:style-name="P12"><text:s text:c="4"/>//declare variables</text:p>
      <text:p text:style-name="P12"><text:s text:c="4"/>//high card hand value= 1</text:p>
      <text:p text:style-name="P12"><text:s text:c="4"/>//temp</text:p>
      <text:p text:style-name="P12"><text:s text:c="4"/>// straight = n, flush = n</text:p>
      <text:p text:style-name="P12"><text:s text:c="4"/>//flush = 6</text:p>
      <text:p text:style-name="P12"><text:s text:c="5"/>// if all spades</text:p>
      <text:p text:style-name="P12"><text:s text:c="5"/>// if all hearts</text:p>
      <text:p text:style-name="P12"><text:s text:c="5"/>// if all clubs</text:p>
      <text:p text:style-name="P12"><text:s text:c="5"/>//if all diamonds</text:p>
      <text:p text:style-name="P12"><text:s text:c="4"/>//get rid of suits</text:p>
      <text:p text:style-name="P12"><text:s text:c="4"/>//for card value over 13. take away 13</text:p>
      <text:p text:style-name="P12"><text:s text:c="4"/>//find high card for flush</text:p>
      <text:p text:style-name="P12"><text:s text:c="4"/>//pair = 2</text:p>
      <text:p text:style-name="P12"><text:s text:c="8"/>//get high card</text:p>
      <text:p text:style-name="P12"><text:s text:c="4"/>//two pair = 3</text:p>
      <text:p text:style-name="P12"><text:s text:c="8"/>//get high card</text:p>
      <text:p text:style-name="P12"><text:s text:c="4"/>//three of a kind = 4</text:p>
      <text:p text:style-name="P12"><text:s text:c="7"/>//get high card</text:p>
      <text:p text:style-name="P12"><text:s text:c="4"/>//sort for straight</text:p>
      <text:p text:style-name="P12"><text:s text:c="8"/>//sort first value</text:p>
      <text:p text:style-name="P12"><text:s text:c="8"/>//sort second value</text:p>
      <text:p text:style-name="P12"><text:s text:c="8"/>//sort third value</text:p>
      <text:p text:style-name="P12"><text:s text:c="8"/>//sort fourth value</text:p>
      <text:p text:style-name="P12"><text:s text:c="4"/>//straight = 5</text:p>
      <text:p text:style-name="P12"><text:s text:c="8"/>//get high card</text:p>
      <text:p text:style-name="P12"><text:s text:c="4"/>//full house = 7</text:p>
      <text:p text:style-name="P12"><text:s text:c="8"/>//get high card</text:p>
      <text:p text:style-name="P12"><text:s text:c="4"/>//four of a kind = 8</text:p>
      <text:p text:style-name="P12"><text:s text:c="8"/>//get high card</text:p>
      <text:p text:style-name="P12"><text:s text:c="4"/>//straight flush = 9</text:p>
      <text:p text:style-name="P12"><text:s text:c="4"/>// if flush and straight then value =9</text:p>
      <text:p text:style-name="P12"><text:s text:c="4"/>//return hand value</text:p>
      <text:p text:style-name="P12">//*********************************************//</text:p>
      <text:p text:style-name="P12">//* <text:s text:c="12"/>Computer Hand <text:s text:c="16"/>*//</text:p>
      <text:p text:style-name="P12">//*********************************************//</text:p>
      <text:p text:style-name="P12"><text:s text:c="4"/>//declare string for hand type</text:p>
      <text:p text:style-name="P12"><text:s text:c="4"/>//if 1 then high card</text:p>
      <text:p text:style-name="P12"><text:s text:c="4"/>//if 2 then pair</text:p>
      <text:p text:style-name="P12"><text:s text:c="4"/>//if 3 then two pair</text:p>
      <text:p text:style-name="P12"><text:s text:c="4"/>//if 4 then 3 of a kind</text:p>
      <text:p text:style-name="P12"><text:s text:c="4"/>//if 5 then straight</text:p>
      <text:p text:style-name="P12"><text:s text:c="4"/>//if 6 then flush</text:p>
      <text:p text:style-name="P12"><text:s text:c="4"/>//if 7 then full house</text:p>
      <text:p text:style-name="P12"><text:s text:c="4"/>//if 8 then four of a kind</text:p>
      <text:p text:style-name="P12"><text:s text:c="4"/>//if 9 then straight flush</text:p>
      <text:p text:style-name="P12"><text:soft-page-break/><text:s text:c="4"/>//return string for hand type</text:p>
      <text:p text:style-name="P12">//*********************************************//</text:p>
      <text:p text:style-name="P12">//* <text:s text:c="14"/>High Card/Sort <text:s text:c="13"/>*//</text:p>
      <text:p text:style-name="P12">//*********************************************//</text:p>
      <text:p text:style-name="P12"><text:s text:c="4"/>//temp variables for swap</text:p>
      <text:p text:style-name="P12"><text:s text:c="4"/>//get rid of suits</text:p>
      <text:p text:style-name="P12"><text:s text:c="4"/>//take away 13 for values above 13</text:p>
      <text:p text:style-name="P12"><text:s text:c="4"/>//sort first value</text:p>
      <text:p text:style-name="P12"><text:s text:c="8"/>//swap if needed</text:p>
      <text:p text:style-name="P12"><text:s text:c="4"/>//sort second value</text:p>
      <text:p text:style-name="P12"><text:s text:c="8"/>//swap if needed</text:p>
      <text:p text:style-name="P12"><text:s text:c="4"/>//sort third value</text:p>
      <text:p text:style-name="P12"><text:s text:c="8"/>//swap if needed</text:p>
      <text:p text:style-name="P12"><text:s text:c="4"/>//sort fourth value</text:p>
      <text:p text:style-name="P12"><text:s text:c="8"/>//swap if needed</text:p>
      <text:p text:style-name="P12">//*********************************************//</text:p>
      <text:p text:style-name="P12">//* <text:s text:c="14"/>Winning Hand <text:s text:c="15"/>*//</text:p>
      <text:p text:style-name="P12">//*********************************************//</text:p>
      <text:p text:style-name="P12"><text:s text:c="4"/>//find top hand value</text:p>
      <text:p text:style-name="P12"><text:s text:c="4"/>//declare variables for ties</text:p>
      <text:p text:style-name="P12"><text:s text:c="4"/>//find all that have the same value of the top hand</text:p>
      <text:p text:style-name="P12"><text:s text:c="4"/>//compare ties for top hand</text:p>
      <text:p text:style-name="P12"><text:s text:c="4"/>//if two have tie</text:p>
      <text:p text:style-name="P12"><text:s text:c="8"/>//win =1</text:p>
      <text:p text:style-name="P12"><text:s text:c="8"/>//win =2</text:p>
      <text:p text:style-name="P12"><text:s text:c="4"/>//if 3 have tie</text:p>
      <text:p text:style-name="P12"><text:s text:c="8"/>//win 1</text:p>
      <text:p text:style-name="P12"><text:s text:c="8"/>//win 2</text:p>
      <text:p text:style-name="P12"><text:s text:c="8"/>//win 3</text:p>
      <text:p text:style-name="P12"><text:s text:c="4"/>//if 4 tie</text:p>
      <text:p text:style-name="P12"><text:s text:c="8"/>//win 1</text:p>
      <text:p text:style-name="P12"><text:s text:c="8"/>//win 2</text:p>
      <text:p text:style-name="P12"><text:s text:c="8"/>//win 3</text:p>
      <text:p text:style-name="P12"><text:s text:c="8"/>//win 4</text:p>
      <text:p text:style-name="P12"><text:s text:c="4"/>//if no tie</text:p>
      <text:p text:style-name="P12"><text:s text:c="8"/>//win 1</text:p>
      <text:p text:style-name="P12"><text:s text:c="8"/>//win 2</text:p>
      <text:p text:style-name="P12"><text:s text:c="8"/>//win 3</text:p>
      <text:p text:style-name="P12"><text:s text:c="8"/>//win 4</text:p>
      <text:p text:style-name="P12"><text:s text:c="4"/>//return win</text:p>
      <text:p text:style-name="P12">//*********************************************//</text:p>
      <text:p text:style-name="P12">//* <text:s text:c="11"/>Winning Player <text:s text:c="16"/>*//</text:p>
      <text:p text:style-name="P12">//*********************************************//</text:p>
      <text:p text:style-name="P12"><text:s text:c="4"/>//declare string variable for winner</text:p>
      <text:p text:style-name="P12"><text:s text:c="4"/>//if 1 then winner = user</text:p>
      <text:p text:style-name="P12"><text:s text:c="4"/>//if 2 then winner = tom</text:p>
      <text:p text:style-name="P12"><text:s text:c="4"/>//if 3 then winner = howard</text:p>
      <text:p text:style-name="P12"><text:s text:c="4"/>// if 4 then winner = phil</text:p>
      <text:p text:style-name="P12"><text:s text:c="4"/>// else tie game</text:p>
      <text:p text:style-name="P12"><text:s text:c="4"/>//return winner</text:p>
      <text:p text:style-name="P12"/>
      <text:p text:style-name="P12"/>
      <text:p text:style-name="P14">Concepts from the Book (Savitch 9<text:span text:style-name="T13">th</text:span> Ed)</text:p>
      <text:p text:style-name="P6"/>
      <table:table table:name="Concepts" table:style-name="Concepts">
        <table:table-column table:style-name="Concepts.A" table:number-columns-repeated="4"/>
        <table:table-row>
          <table:table-cell table:style-name="Concepts.A1" office:value-type="string">
            <text:p text:style-name="P16">Chapter</text:p>
          </table:table-cell>
          <table:table-cell table:style-name="Concepts.A1" office:value-type="string">
            <text:p text:style-name="P16">Concept</text:p>
          </table:table-cell>
          <table:table-cell table:style-name="Concepts.A1" office:value-type="string">
            <text:p text:style-name="P16">Description</text:p>
          </table:table-cell>
          <table:table-cell table:style-name="Concepts.D1" office:value-type="string">
            <text:p text:style-name="P16">Location</text:p>
          </table:table-cell>
        </table:table-row>
        <table:table-row>
          <table:table-cell table:style-name="Concepts.A2" office:value-type="string">
            <text:p text:style-name="P15">1. Introduction</text:p>
          </table:table-cell>
          <table:table-cell table:style-name="Concepts.A2" office:value-type="string">
            <text:p text:style-name="P15">#include &lt;iostream&gt;</text:p>
          </table:table-cell>
          <table:table-cell table:style-name="Concepts.A2" office:value-type="string">
            <text:p text:style-name="P15">System library for input and output</text:p>
          </table:table-cell>
          <table:table-cell table:style-name="Concepts.D2" office:value-type="string">
            <text:p text:style-name="P15">Line 9</text:p>
          </table:table-cell>
        </table:table-row>
        <table:table-row>
          <table:table-cell table:style-name="Concepts.A2" office:value-type="string">
            <text:p text:style-name="P15"/>
          </table:table-cell>
          <table:table-cell table:style-name="Concepts.A2" office:value-type="string">
            <text:p text:style-name="P15">using namespace std;</text:p>
          </table:table-cell>
          <table:table-cell table:style-name="Concepts.A2" office:value-type="string">
            <text:p text:style-name="P15">Used standard naming</text:p>
          </table:table-cell>
          <table:table-cell table:style-name="Concepts.D2" office:value-type="string">
            <text:p text:style-name="P15">Line 15</text:p>
          </table:table-cell>
        </table:table-row>
        <table:table-row>
          <table:table-cell table:style-name="Concepts.A2" office:value-type="string">
            <text:p text:style-name="P15"/>
          </table:table-cell>
          <table:table-cell table:style-name="Concepts.A2" office:value-type="string">
            <text:p text:style-name="P15">Int main( ){</text:p>
            <text:p text:style-name="P15">}</text:p>
          </table:table-cell>
          <table:table-cell table:style-name="Concepts.A2" office:value-type="string">
            <text:p text:style-name="P15">Main function</text:p>
          </table:table-cell>
          <table:table-cell table:style-name="Concepts.D2" office:value-type="string">
            <text:p text:style-name="P15">Line 33</text:p>
          </table:table-cell>
        </table:table-row>
        <table:table-row>
          <table:table-cell table:style-name="Concepts.A2" office:value-type="string">
            <text:p text:style-name="P15"/>
          </table:table-cell>
          <table:table-cell table:style-name="Concepts.A2" office:value-type="string">
            <text:p text:style-name="P15">char info,repeat; </text:p>
          </table:table-cell>
          <table:table-cell table:style-name="Concepts.A2" office:value-type="string">
            <text:p text:style-name="P15">Variable declaration</text:p>
          </table:table-cell>
          <table:table-cell table:style-name="Concepts.D2" office:value-type="string">
            <text:p text:style-name="P15">Line 38</text:p>
          </table:table-cell>
        </table:table-row>
        <table:table-row>
          <table:table-cell table:style-name="Concepts.A2" office:value-type="string">
            <text:p text:style-name="P15"/>
          </table:table-cell>
          <table:table-cell table:style-name="Concepts.A2" office:value-type="string">
            <text:p text:style-name="P15">cout&lt;&lt; </text:p>
          </table:table-cell>
          <table:table-cell table:style-name="Concepts.A2" office:value-type="string">
            <text:p text:style-name="P15">Output </text:p>
          </table:table-cell>
          <table:table-cell table:style-name="Concepts.D2" office:value-type="string">
            <text:p text:style-name="P15">Line 54</text:p>
          </table:table-cell>
        </table:table-row>
        <table:table-row>
          <table:table-cell table:style-name="Concepts.A2" office:value-type="string">
            <text:p text:style-name="P15"/>
          </table:table-cell>
          <table:table-cell table:style-name="Concepts.A2" office:value-type="string">
            <text:p text:style-name="P15">cin&gt;&gt;</text:p>
          </table:table-cell>
          <table:table-cell table:style-name="Concepts.A2" office:value-type="string">
            <text:p text:style-name="P15">Input</text:p>
          </table:table-cell>
          <table:table-cell table:style-name="Concepts.D2" office:value-type="string">
            <text:p text:style-name="P15">Line 55</text:p>
          </table:table-cell>
        </table:table-row>
        <table:table-row>
          <table:table-cell table:style-name="Concepts.A2" office:value-type="string">
            <text:p text:style-name="P15"/>
          </table:table-cell>
          <table:table-cell table:style-name="Concepts.A2" office:value-type="string">
            <text:p text:style-name="P15">char</text:p>
          </table:table-cell>
          <table:table-cell table:style-name="Concepts.A2" office:value-type="string">
            <text:p text:style-name="P15">Character type variable</text:p>
          </table:table-cell>
          <table:table-cell table:style-name="Concepts.D2" office:value-type="string">
            <text:p text:style-name="P15">Line 38</text:p>
          </table:table-cell>
        </table:table-row>
        <table:table-row>
          <table:table-cell table:style-name="Concepts.A2" office:value-type="string">
            <text:p text:style-name="P15">2. Basics</text:p>
          </table:table-cell>
          <table:table-cell table:style-name="Concepts.A2" office:value-type="string">
            <text:p text:style-name="P15">int</text:p>
          </table:table-cell>
          <table:table-cell table:style-name="Concepts.A2" office:value-type="string">
            <text:p text:style-name="P15">Int type variable</text:p>
          </table:table-cell>
          <table:table-cell table:style-name="Concepts.D2" office:value-type="string">
            <text:p text:style-name="P15">Line 44</text:p>
          </table:table-cell>
        </table:table-row>
        <table:table-row>
          <table:table-cell table:style-name="Concepts.A2" office:value-type="string">
            <text:p text:style-name="P15"/>
          </table:table-cell>
          <table:table-cell table:style-name="Concepts.A2" office:value-type="string">
            <text:p text:style-name="P15">int <text:span text:style-name="T14">totR</text:span></text:p>
          </table:table-cell>
          <table:table-cell table:style-name="Concepts.A2" office:value-type="string">
            <text:p text:style-name="P15">identifier</text:p>
          </table:table-cell>
          <table:table-cell table:style-name="Concepts.D2" office:value-type="string">
            <text:p text:style-name="P15">Line 44</text:p>
          </table:table-cell>
        </table:table-row>
        <table:table-row>
          <table:table-cell table:style-name="Concepts.A2" office:value-type="string">
            <text:p text:style-name="P15"/>
          </table:table-cell>
          <table:table-cell table:style-name="Concepts.A2" office:value-type="string">
            <text:p text:style-name="P15">x=y*z</text:p>
          </table:table-cell>
          <table:table-cell table:style-name="Concepts.A2" office:value-type="string">
            <text:p text:style-name="P15">Assignment statement </text:p>
          </table:table-cell>
          <table:table-cell table:style-name="Concepts.D2" office:value-type="string">
            <text:p text:style-name="P15">Line 98</text:p>
          </table:table-cell>
        </table:table-row>
        <table:table-row>
          <table:table-cell table:style-name="Concepts.A2" office:value-type="string">
            <text:p text:style-name="P15"/>
          </table:table-cell>
          <table:table-cell table:style-name="Concepts.A2" office:value-type="string">
            <text:p text:style-name="P15">endl;</text:p>
          </table:table-cell>
          <table:table-cell table:style-name="Concepts.A2" office:value-type="string">
            <text:p text:style-name="P15">End line</text:p>
          </table:table-cell>
          <table:table-cell table:style-name="Concepts.D2" office:value-type="string">
            <text:p text:style-name="P15">Line 95</text:p>
          </table:table-cell>
        </table:table-row>
        <table:table-row>
          <table:table-cell table:style-name="Concepts.A2" office:value-type="string">
            <text:p text:style-name="P15"/>
          </table:table-cell>
          <table:table-cell table:style-name="Concepts.A2" office:value-type="string">
            <text:p text:style-name="P15">float</text:p>
          </table:table-cell>
          <table:table-cell table:style-name="Concepts.A2" office:value-type="string">
            <text:p text:style-name="P15">Floating point type variable</text:p>
          </table:table-cell>
          <table:table-cell table:style-name="Concepts.D2" office:value-type="string">
            <text:p text:style-name="P15">Line 44</text:p>
          </table:table-cell>
        </table:table-row>
        <table:table-row>
          <table:table-cell table:style-name="Concepts.A2" office:value-type="string">
            <text:p text:style-name="P15"/>
          </table:table-cell>
          <table:table-cell table:style-name="Concepts.A2" office:value-type="string">
            <text:p text:style-name="P15">short</text:p>
          </table:table-cell>
          <table:table-cell table:style-name="Concepts.A2" office:value-type="string">
            <text:p text:style-name="P15">Short Integer</text:p>
          </table:table-cell>
          <table:table-cell table:style-name="Concepts.D2" office:value-type="string">
            <text:p text:style-name="P15">Line 39</text:p>
          </table:table-cell>
        </table:table-row>
        <table:table-row>
          <table:table-cell table:style-name="Concepts.A2" office:value-type="string">
            <text:p text:style-name="P15"/>
          </table:table-cell>
          <table:table-cell table:style-name="Concepts.A2" office:value-type="string">
            <text:p text:style-name="P15">#include &lt;string&gt;</text:p>
          </table:table-cell>
          <table:table-cell table:style-name="Concepts.A2" office:value-type="string">
            <text:p text:style-name="P15">String library</text:p>
          </table:table-cell>
          <table:table-cell table:style-name="Concepts.D2" office:value-type="string">
            <text:p text:style-name="P15">Line 13</text:p>
          </table:table-cell>
        </table:table-row>
        <table:table-row>
          <table:table-cell table:style-name="Concepts.A2" office:value-type="string">
            <text:p text:style-name="P15"/>
          </table:table-cell>
          <table:table-cell table:style-name="Concepts.A2" office:value-type="string">
            <text:p text:style-name="P15">string player1;</text:p>
          </table:table-cell>
          <table:table-cell table:style-name="Concepts.A2" office:value-type="string">
            <text:p text:style-name="P15">String variable</text:p>
          </table:table-cell>
          <table:table-cell table:style-name="Concepts.D2" office:value-type="string">
            <text:p text:style-name="P15">Line 40</text:p>
          </table:table-cell>
        </table:table-row>
        <table:table-row>
          <table:table-cell table:style-name="Concepts.A2" office:value-type="string">
            <text:p text:style-name="P15"/>
          </table:table-cell>
          <table:table-cell table:style-name="Concepts.A2" office:value-type="string">
            <text:p text:style-name="P15">bool</text:p>
          </table:table-cell>
          <table:table-cell table:style-name="Concepts.A2" office:value-type="string">
            <text:p text:style-name="P15">True or false variable</text:p>
          </table:table-cell>
          <table:table-cell table:style-name="Concepts.D2" office:value-type="string">
            <text:p text:style-name="P15">Line 115</text:p>
          </table:table-cell>
        </table:table-row>
        <table:table-row>
          <table:table-cell table:style-name="Concepts.A2" office:value-type="string">
            <text:p text:style-name="P15"/>
          </table:table-cell>
          <table:table-cell table:style-name="Concepts.A2" office:value-type="string">
            <text:p text:style-name="P15">* / operators</text:p>
          </table:table-cell>
          <table:table-cell table:style-name="Concepts.A2" office:value-type="string">
            <text:p text:style-name="P15">Multiply or divide</text:p>
          </table:table-cell>
          <table:table-cell table:style-name="Concepts.D2" office:value-type="string">
            <text:p text:style-name="P15">Line 98</text:p>
          </table:table-cell>
        </table:table-row>
        <table:table-row>
          <table:table-cell table:style-name="Concepts.A2" office:value-type="string">
            <text:p text:style-name="P15"/>
          </table:table-cell>
          <table:table-cell table:style-name="Concepts.A2" office:value-type="string">
            <text:p text:style-name="P15">+- operators</text:p>
          </table:table-cell>
          <table:table-cell table:style-name="Concepts.A2" office:value-type="string">
            <text:p text:style-name="P15">Add or Subtract</text:p>
          </table:table-cell>
          <table:table-cell table:style-name="Concepts.D2" office:value-type="string">
            <text:p text:style-name="P15">Line 308</text:p>
          </table:table-cell>
        </table:table-row>
        <table:table-row>
          <table:table-cell table:style-name="Concepts.A2" office:value-type="string">
            <text:p text:style-name="P15"/>
          </table:table-cell>
          <table:table-cell table:style-name="Concepts.A2" office:value-type="string">
            <text:p text:style-name="P15">% operator</text:p>
          </table:table-cell>
          <table:table-cell table:style-name="Concepts.A2" office:value-type="string">
            <text:p text:style-name="P15">Mod operator for remainder</text:p>
          </table:table-cell>
          <table:table-cell table:style-name="Concepts.D2" office:value-type="string">
            <text:p text:style-name="P15">Line 308</text:p>
          </table:table-cell>
        </table:table-row>
        <table:table-row>
          <table:table-cell table:style-name="Concepts.A2" office:value-type="string">
            <text:p text:style-name="P15"/>
          </table:table-cell>
          <table:table-cell table:style-name="Concepts.A2" office:value-type="string">
            <text:p text:style-name="P15">if()else()</text:p>
          </table:table-cell>
          <table:table-cell table:style-name="Concepts.A2" office:value-type="string">
            <text:p text:style-name="P15">If-else bool statements</text:p>
          </table:table-cell>
          <table:table-cell table:style-name="Concepts.D2" office:value-type="string">
            <text:p text:style-name="P15">Line 309</text:p>
          </table:table-cell>
        </table:table-row>
        <table:table-row>
          <table:table-cell table:style-name="Concepts.A2" office:value-type="string">
            <text:p text:style-name="P15"/>
          </table:table-cell>
          <table:table-cell table:style-name="Concepts.A2" office:value-type="string">
            <text:p text:style-name="P15"><text:s/>= = </text:p>
          </table:table-cell>
          <table:table-cell table:style-name="Concepts.A2" office:value-type="string">
            <text:p text:style-name="P15">Comparison Operator “equal to”</text:p>
          </table:table-cell>
          <table:table-cell table:style-name="Concepts.D2" office:value-type="string">
            <text:p text:style-name="P15">Line 309</text:p>
          </table:table-cell>
        </table:table-row>
        <table:table-row>
          <table:table-cell table:style-name="Concepts.A2" office:value-type="string">
            <text:p text:style-name="P15"/>
          </table:table-cell>
          <table:table-cell table:style-name="Concepts.A2" office:value-type="string">
            <text:p text:style-name="P15">&gt;,&lt;,&gt;= ,&lt;=</text:p>
          </table:table-cell>
          <table:table-cell table:style-name="Concepts.A2" office:value-type="string">
            <text:p text:style-name="P15">Comparison Operators</text:p>
            <text:p text:style-name="P15">less than,greater than, less than equal to, greater than equal to</text:p>
          </table:table-cell>
          <table:table-cell table:style-name="Concepts.D2" office:value-type="string">
            <text:p text:style-name="P15">Line 390</text:p>
          </table:table-cell>
        </table:table-row>
        <table:table-row>
          <table:table-cell table:style-name="Concepts.A2" office:value-type="string">
            <text:p text:style-name="P15"/>
          </table:table-cell>
          <table:table-cell table:style-name="Concepts.A2" office:value-type="string">
            <text:p text:style-name="P15">&amp;&amp;</text:p>
          </table:table-cell>
          <table:table-cell table:style-name="Concepts.A2" office:value-type="string">
            <text:p text:style-name="P15">And Operator</text:p>
          </table:table-cell>
          <table:table-cell table:style-name="Concepts.D2" office:value-type="string">
            <text:p text:style-name="P15">Line 390</text:p>
          </table:table-cell>
        </table:table-row>
        <table:table-row>
          <table:table-cell table:style-name="Concepts.A2" office:value-type="string">
            <text:p text:style-name="P15"/>
          </table:table-cell>
          <table:table-cell table:style-name="Concepts.A2" office:value-type="string">
            <text:p text:style-name="P15"><text:s/>||</text:p>
          </table:table-cell>
          <table:table-cell table:style-name="Concepts.A2" office:value-type="string">
            <text:p text:style-name="P15">Or Operator</text:p>
          </table:table-cell>
          <table:table-cell table:style-name="Concepts.D2" office:value-type="string">
            <text:p text:style-name="P15">Line 411</text:p>
          </table:table-cell>
        </table:table-row>
        <table:table-row>
          <table:table-cell table:style-name="Concepts.A2" office:value-type="string">
            <text:p text:style-name="P15"/>
          </table:table-cell>
          <table:table-cell table:style-name="Concepts.A2" office:value-type="string">
            <text:p text:style-name="P15">do{}while();</text:p>
          </table:table-cell>
          <table:table-cell table:style-name="Concepts.A2" office:value-type="string">
            <text:p text:style-name="P15">Do something while condition is satisfied (do-while loop)</text:p>
          </table:table-cell>
          <table:table-cell table:style-name="Concepts.D2" office:value-type="string">
            <text:p text:style-name="P15">Line 307</text:p>
          </table:table-cell>
        </table:table-row>
        <table:table-row>
          <table:table-cell table:style-name="Concepts.A2" office:value-type="string">
            <text:p text:style-name="P15"/>
          </table:table-cell>
          <table:table-cell table:style-name="Concepts.A2" office:value-type="string">
            <text:p text:style-name="P15">i++,i--;</text:p>
          </table:table-cell>
          <table:table-cell table:style-name="Concepts.A2" office:value-type="string">
            <text:p text:style-name="P15">Increment, decrement operators</text:p>
          </table:table-cell>
          <table:table-cell table:style-name="Concepts.D2" office:value-type="string">
            <text:p text:style-name="P15">Line 205</text:p>
          </table:table-cell>
        </table:table-row>
        <text:soft-page-break/>
        <table:table-row>
          <table:table-cell table:style-name="Concepts.A2" office:value-type="string">
            <text:p text:style-name="P15"/>
          </table:table-cell>
          <table:table-cell table:style-name="Concepts.A2" office:value-type="string">
            <text:p text:style-name="P15"><text:s/>//something</text:p>
          </table:table-cell>
          <table:table-cell table:style-name="Concepts.A2" office:value-type="string">
            <text:p text:style-name="P15">Comment</text:p>
          </table:table-cell>
          <table:table-cell table:style-name="Concepts.D2" office:value-type="string">
            <text:p text:style-name="P15">Line 113</text:p>
          </table:table-cell>
        </table:table-row>
        <table:table-row>
          <table:table-cell table:style-name="Concepts.A2" office:value-type="string">
            <text:p text:style-name="P15"/>
          </table:table-cell>
          <table:table-cell table:style-name="Concepts.A2" office:value-type="string">
            <text:p text:style-name="P15">const short SIZE=53;</text:p>
          </table:table-cell>
          <table:table-cell table:style-name="Concepts.A2" office:value-type="string">
            <text:p text:style-name="P15">Constant variable</text:p>
          </table:table-cell>
          <table:table-cell table:style-name="Concepts.D2" office:value-type="string">
            <text:p text:style-name="P15">Line 41</text:p>
          </table:table-cell>
        </table:table-row>
        <table:table-row>
          <table:table-cell table:style-name="Concepts.A2" office:value-type="string">
            <text:p text:style-name="P15"/>
          </table:table-cell>
          <table:table-cell table:style-name="Concepts.A2" office:value-type="string">
            <text:p text:style-name="P15">#include &lt;iomanip&gt;</text:p>
          </table:table-cell>
          <table:table-cell table:style-name="Concepts.A2" office:value-type="string">
            <text:p text:style-name="P15">Library for formatting</text:p>
          </table:table-cell>
          <table:table-cell table:style-name="Concepts.D2" office:value-type="string">
            <text:p text:style-name="P15">Line 12</text:p>
          </table:table-cell>
        </table:table-row>
        <table:table-row>
          <table:table-cell table:style-name="Concepts.A2" office:value-type="string">
            <text:p text:style-name="P15"/>
          </table:table-cell>
          <table:table-cell table:style-name="Concepts.A2" office:value-type="string">
            <text:p text:style-name="P15">fixed&lt;&lt;setprecision(2)&lt;&lt; showpoint</text:p>
          </table:table-cell>
          <table:table-cell table:style-name="Concepts.A2" office:value-type="string">
            <text:p text:style-name="P15">Formatting for numbers</text:p>
          </table:table-cell>
          <table:table-cell table:style-name="Concepts.D2" office:value-type="string">
            <text:p text:style-name="P15">Line 100</text:p>
          </table:table-cell>
        </table:table-row>
        <table:table-row>
          <table:table-cell table:style-name="Concepts.A2" office:value-type="string">
            <text:p text:style-name="P15">3. Multi-way Branches</text:p>
          </table:table-cell>
          <table:table-cell table:style-name="Concepts.A2" office:value-type="string">
            <text:p text:style-name="P15">If( if () )</text:p>
          </table:table-cell>
          <table:table-cell table:style-name="Concepts.A2" office:value-type="string">
            <text:p text:style-name="P15">Multi-way if statements</text:p>
          </table:table-cell>
          <table:table-cell table:style-name="Concepts.D2" office:value-type="string">
            <text:p text:style-name="P15">Line 541</text:p>
          </table:table-cell>
        </table:table-row>
        <table:table-row>
          <table:table-cell table:style-name="Concepts.A2" office:value-type="string">
            <text:p text:style-name="P15"/>
          </table:table-cell>
          <table:table-cell table:style-name="Concepts.A2" office:value-type="string">
            <text:p text:style-name="P15">switch(menu){</text:p>
            <text:p text:style-name="P15"><text:s text:c="7"/>cases</text:p>
            <text:p text:style-name="P15">}</text:p>
          </table:table-cell>
          <table:table-cell table:style-name="Concepts.A2" office:value-type="string">
            <text:p text:style-name="P15">Switch statement for menu</text:p>
          </table:table-cell>
          <table:table-cell table:style-name="Concepts.D2" office:value-type="string">
            <text:p text:style-name="P15">Line 135</text:p>
          </table:table-cell>
        </table:table-row>
        <table:table-row>
          <table:table-cell table:style-name="Concepts.A2" office:value-type="string">
            <text:p text:style-name="P15"/>
          </table:table-cell>
          <table:table-cell table:style-name="Concepts.A2" office:value-type="string">
            <text:p text:style-name="P15">for(i;i&lt;n;i++)</text:p>
          </table:table-cell>
          <table:table-cell table:style-name="Concepts.A2" office:value-type="string">
            <text:p text:style-name="P15">For loop</text:p>
          </table:table-cell>
          <table:table-cell table:style-name="Concepts.D2" office:value-type="string">
            <text:p text:style-name="P15">Line 205</text:p>
          </table:table-cell>
        </table:table-row>
        <table:table-row>
          <table:table-cell table:style-name="Concepts.A2" office:value-type="string">
            <text:p text:style-name="P15"/>
          </table:table-cell>
          <table:table-cell table:style-name="Concepts.A2" office:value-type="string">
            <text:p text:style-name="P15">break;</text:p>
          </table:table-cell>
          <table:table-cell table:style-name="Concepts.A2" office:value-type="string">
            <text:p text:style-name="P15">Leaves a loop or switch</text:p>
          </table:table-cell>
          <table:table-cell table:style-name="Concepts.D2" office:value-type="string">
            <text:p text:style-name="P15">Line 139</text:p>
          </table:table-cell>
        </table:table-row>
        <table:table-row>
          <table:table-cell table:style-name="Concepts.A2" office:value-type="string">
            <text:p text:style-name="P15">4. Procedural Abstraction and Functions that return a value</text:p>
          </table:table-cell>
          <table:table-cell table:style-name="Concepts.A2" office:value-type="string">
            <text:p text:style-name="P15">#include &lt;ctime&gt;</text:p>
          </table:table-cell>
          <table:table-cell table:style-name="Concepts.A2" office:value-type="string">
            <text:p text:style-name="P15">ctime library for computer time</text:p>
          </table:table-cell>
          <table:table-cell table:style-name="Concepts.D2" office:value-type="string">
            <text:p text:style-name="P15">Line 10</text:p>
          </table:table-cell>
        </table:table-row>
        <table:table-row>
          <table:table-cell table:style-name="Concepts.A2" office:value-type="string">
            <text:p text:style-name="P15"/>
          </table:table-cell>
          <table:table-cell table:style-name="Concepts.A2" office:value-type="string">
            <text:p text:style-name="P15">srand();</text:p>
          </table:table-cell>
          <table:table-cell table:style-name="Concepts.A2" office:value-type="string">
            <text:p text:style-name="P15">Set the random seed</text:p>
          </table:table-cell>
          <table:table-cell table:style-name="Concepts.D2" office:value-type="string">
            <text:p text:style-name="P15">Line 37</text:p>
          </table:table-cell>
        </table:table-row>
        <table:table-row>
          <table:table-cell table:style-name="Concepts.A2" office:value-type="string">
            <text:p text:style-name="P15"/>
          </table:table-cell>
          <table:table-cell table:style-name="Concepts.A2" office:value-type="string">
            <text:p text:style-name="P15">rand();</text:p>
          </table:table-cell>
          <table:table-cell table:style-name="Concepts.A2" office:value-type="string">
            <text:p text:style-name="P15">Get random number</text:p>
          </table:table-cell>
          <table:table-cell table:style-name="Concepts.D2" office:value-type="string">
            <text:p text:style-name="P15">Line 308</text:p>
          </table:table-cell>
        </table:table-row>
        <table:table-row>
          <table:table-cell table:style-name="Concepts.A2" office:value-type="string">
            <text:p text:style-name="P15"/>
          </table:table-cell>
          <table:table-cell table:style-name="Concepts.A2" office:value-type="string">
            <text:p text:style-name="P15">static_cast&lt;unsigned int&gt;</text:p>
          </table:table-cell>
          <table:table-cell table:style-name="Concepts.A2" office:value-type="string">
            <text:p text:style-name="P15">Type cast</text:p>
          </table:table-cell>
          <table:table-cell table:style-name="Concepts.D2" office:value-type="string">
            <text:p text:style-name="P15">Line 37</text:p>
          </table:table-cell>
        </table:table-row>
        <table:table-row>
          <table:table-cell table:style-name="Concepts.A2" office:value-type="string">
            <text:p text:style-name="P15"/>
          </table:table-cell>
          <table:table-cell table:style-name="Concepts.A2" office:value-type="string">
            <text:p text:style-name="P15">#include &lt;cstdlib&gt;</text:p>
          </table:table-cell>
          <table:table-cell table:style-name="Concepts.A2" office:value-type="string">
            <text:p text:style-name="P15">Library used for random seed</text:p>
          </table:table-cell>
          <table:table-cell table:style-name="Concepts.D2" office:value-type="string">
            <text:p text:style-name="P15">Line 11</text:p>
          </table:table-cell>
        </table:table-row>
        <table:table-row>
          <table:table-cell table:style-name="Concepts.A2" office:value-type="string">
            <text:p text:style-name="P15"/>
          </table:table-cell>
          <table:table-cell table:style-name="Concepts.A2" office:value-type="string">
            <text:p text:style-name="P15">short round();</text:p>
          </table:table-cell>
          <table:table-cell table:style-name="Concepts.A2" office:value-type="string">
            <text:p text:style-name="P15">Function that returns a value</text:p>
          </table:table-cell>
          <table:table-cell table:style-name="Concepts.D2" office:value-type="string">
            <text:p text:style-name="P15">Line 24</text:p>
          </table:table-cell>
        </table:table-row>
        <table:table-row>
          <table:table-cell table:style-name="Concepts.A2" office:value-type="string">
            <text:p text:style-name="P15"/>
          </table:table-cell>
          <table:table-cell table:style-name="Concepts.A2" office:value-type="string">
            <text:p text:style-name="P15">short hiCard(short &amp;);</text:p>
          </table:table-cell>
          <table:table-cell table:style-name="Concepts.A2" office:value-type="string">
            <text:p text:style-name="P15">Function with a pass-by-reference</text:p>
          </table:table-cell>
          <table:table-cell table:style-name="Concepts.D2" office:value-type="string">
            <text:p text:style-name="P15">Line 29</text:p>
          </table:table-cell>
        </table:table-row>
        <table:table-row table:style-name="Concepts.43">
          <table:table-cell table:style-name="Concepts.A2" office:value-type="string">
            <text:p text:style-name="P15">5. Functions for all Subtasks</text:p>
          </table:table-cell>
          <table:table-cell table:style-name="Concepts.A2" office:value-type="string">
            <text:p text:style-name="P15">void rules();</text:p>
          </table:table-cell>
          <table:table-cell table:style-name="Concepts.A2" office:value-type="string">
            <text:p text:style-name="P15">Void function</text:p>
          </table:table-cell>
          <table:table-cell table:style-name="Concepts.D2" office:value-type="string">
            <text:p text:style-name="P15">Line 22</text:p>
          </table:table-cell>
        </table:table-row>
        <table:table-row>
          <table:table-cell table:style-name="Concepts.A2" office:value-type="string">
            <text:p text:style-name="P15"/>
          </table:table-cell>
          <table:table-cell table:style-name="Concepts.A2" office:value-type="string">
            <text:p text:style-name="P15">return;</text:p>
          </table:table-cell>
          <table:table-cell table:style-name="Concepts.A2" office:value-type="string">
            <text:p text:style-name="P15">Ends function</text:p>
          </table:table-cell>
          <table:table-cell table:style-name="Concepts.D2" office:value-type="string">
            <text:p text:style-name="P15">Line 107</text:p>
          </table:table-cell>
        </table:table-row>
        <table:table-row>
          <table:table-cell table:style-name="Concepts.A2" office:value-type="string">
            <text:p text:style-name="P15"/>
          </table:table-cell>
          <table:table-cell table:style-name="Concepts.A2" office:value-type="string">
            <text:p text:style-name="P15">string aiRank(short);</text:p>
          </table:table-cell>
          <table:table-cell table:style-name="Concepts.A2" office:value-type="string">
            <text:p text:style-name="P15">Call by value in function</text:p>
          </table:table-cell>
          <table:table-cell table:style-name="Concepts.D2" office:value-type="string">
            <text:p text:style-name="P15">Line 27</text:p>
          </table:table-cell>
        </table:table-row>
        <table:table-row>
          <table:table-cell table:style-name="Concepts.A2" office:value-type="string">
            <text:p text:style-name="P15">6. Streams and Basic I/O </text:p>
          </table:table-cell>
          <table:table-cell table:style-name="Concepts.A2" office:value-type="string">
            <text:p text:style-name="P15">ofstream fout;</text:p>
          </table:table-cell>
          <table:table-cell table:style-name="Concepts.A2" office:value-type="string">
            <text:p text:style-name="P15">Declares out file stream variable</text:p>
          </table:table-cell>
          <table:table-cell table:style-name="Concepts.D2" office:value-type="string">
            <text:p text:style-name="P15">Line 35</text:p>
          </table:table-cell>
        </table:table-row>
        <table:table-row>
          <table:table-cell table:style-name="Concepts.A2" office:value-type="string">
            <text:p text:style-name="P15"/>
          </table:table-cell>
          <table:table-cell table:style-name="Concepts.A2" office:value-type="string">
            <text:p text:style-name="P15">#include &lt;fstream&gt;</text:p>
          </table:table-cell>
          <table:table-cell table:style-name="Concepts.A2" office:value-type="string">
            <text:p text:style-name="P15">fstream library for file usage</text:p>
          </table:table-cell>
          <table:table-cell table:style-name="Concepts.D2" office:value-type="string">
            <text:p text:style-name="P15">Line 14</text:p>
          </table:table-cell>
        </table:table-row>
        <table:table-row>
          <table:table-cell table:style-name="Concepts.A2" office:value-type="string">
            <text:p text:style-name="P15"/>
          </table:table-cell>
          <table:table-cell table:style-name="Concepts.A2" office:value-type="string">
            <text:p text:style-name="P15">fout.open</text:p>
          </table:table-cell>
          <table:table-cell table:style-name="Concepts.A2" office:value-type="string">
            <text:p text:style-name="P15">Open file</text:p>
          </table:table-cell>
          <table:table-cell table:style-name="Concepts.D2" office:value-type="string">
            <text:p text:style-name="P15">Line 36</text:p>
          </table:table-cell>
        </table:table-row>
        <table:table-row>
          <table:table-cell table:style-name="Concepts.A2" office:value-type="string">
            <text:p text:style-name="P15"/>
          </table:table-cell>
          <table:table-cell table:style-name="Concepts.A2" office:value-type="string">
            <text:p text:style-name="P15">fout.close</text:p>
          </table:table-cell>
          <table:table-cell table:style-name="Concepts.A2" office:value-type="string">
            <text:p text:style-name="P15">Close file</text:p>
          </table:table-cell>
          <table:table-cell table:style-name="Concepts.D2" office:value-type="string">
            <text:p text:style-name="P15">Line 105</text:p>
          </table:table-cell>
        </table:table-row>
        <table:table-row>
          <table:table-cell table:style-name="Concepts.A2" office:value-type="string">
            <text:p text:style-name="P15">7. Intro to Arrays</text:p>
          </table:table-cell>
          <table:table-cell table:style-name="Concepts.A2" office:value-type="string">
            <text:p text:style-name="P15">short deck[Size]={};</text:p>
          </table:table-cell>
          <table:table-cell table:style-name="Concepts.A2" office:value-type="string">
            <text:p text:style-name="P15">Array declaration</text:p>
          </table:table-cell>
          <table:table-cell table:style-name="Concepts.D2" office:value-type="string">
            <text:p text:style-name="P15">Line 42</text:p>
          </table:table-cell>
        </table:table-row>
        <table:table-row>
          <table:table-cell table:style-name="Concepts.A2" office:value-type="string">
            <text:p text:style-name="P15"/>
          </table:table-cell>
          <table:table-cell table:style-name="Concepts.A2" office:value-type="string">
            <text:p text:style-name="P15">void deal1(short, short [])</text:p>
          </table:table-cell>
          <table:table-cell table:style-name="Concepts.A2" office:value-type="string">
            <text:p text:style-name="P15">Array in a function</text:p>
          </table:table-cell>
          <table:table-cell table:style-name="Concepts.D2" office:value-type="string">
            <text:p text:style-name="P15">Line 25</text:p>
          </table:table-cell>
        </table:table-row>
        <table:table-row>
          <table:table-cell table:style-name="Concepts.A2" office:value-type="string">
            <text:p text:style-name="P15"/>
          </table:table-cell>
          <table:table-cell table:style-name="Concepts.A2" office:value-type="string">
            <text:p text:style-name="P15"/>
          </table:table-cell>
          <table:table-cell table:style-name="Concepts.A2" office:value-type="string">
            <text:p text:style-name="P15"/>
          </table:table-cell>
          <table:table-cell table:style-name="Concepts.D2" office:value-type="string">
            <text:p text:style-name="P15"/>
          </table:table-cell>
        </table:table-row>
      </table:table>
      <text:p text:style-name="P9"/>
      <text:p text:style-name="P14">References</text:p>
      <text:p text:style-name="P9">1.Textbook - Problem Solving with C++, Savitch 9<text:span text:style-name="T13">th</text:span> Ed</text:p>
      <text:p text:style-name="P9">2. PokerStars.com – (For card hand rankings list)</text:p>
      <text:p text:style-name="P6">Program Code</text:p>
      <text:p text:style-name="P12">/* </text:p>
      <text:p text:style-name="P12"><text:s/>* File: <text:s text:c="2"/>main.cpp</text:p>
      <text:p text:style-name="P12"><text:s/>* Author: Branden Hitt</text:p>
      <text:p text:style-name="P12"><text:s/>* Created on May 6, 2015, 1:02 PM</text:p>
      <text:p text:style-name="P12"><text:s/>* <text:s text:c="5"/>Purpose: Code a game of straight poker</text:p>
      <text:p text:style-name="P12"><text:s/>*/</text:p>
      <text:p text:style-name="P12"/>
      <text:p text:style-name="P12">//System Libraries</text:p>
      <text:p text:style-name="P12">#include &lt;iostream&gt;//I/O standard</text:p>
      <text:p text:style-name="P12">#include &lt;ctime&gt;//computer time</text:p>
      <text:p text:style-name="P12">#include &lt;cstdlib&gt;//for random seed</text:p>
      <text:p text:style-name="P12">#include &lt;iomanip&gt;//formatting</text:p>
      <text:p text:style-name="P12">#include &lt;string&gt;//for strings</text:p>
      <text:p text:style-name="P12">#include &lt;fstream&gt;//file in/out</text:p>
      <text:p text:style-name="P12">using namespace std;</text:p>
      <text:p text:style-name="P12"/>
      <text:p text:style-name="P12">//User Libraries</text:p>
      <text:p text:style-name="P12"/>
      <text:p text:style-name="P12">//Global Constants</text:p>
      <text:p text:style-name="P12"/>
      <text:p text:style-name="P12">//Function Prototypes</text:p>
      <text:p text:style-name="P12">void rules();//instructions on how to play</text:p>
      <text:p text:style-name="P12">void iniDeck(short [],short);//initializes and shuffles the deck</text:p>
      <text:p text:style-name="P12">short round(string ,short []);//starts a new round of poker</text:p>
      <text:p text:style-name="P12">void deal1(short &amp;,short []);//deal 1 card</text:p>
      <text:p text:style-name="P12">short ranking(short ,short ,short ,short ,short,short &amp;);//gives hand value</text:p>
      <text:p text:style-name="P12">string aiRank(short); //finds ranking of computer hand</text:p>
      <text:p text:style-name="P12">string cardVal(short);//finds what the card is for output</text:p>
      <text:p text:style-name="P12">void hiCard(short &amp;,short &amp;,short &amp;,short &amp;,short &amp;);//sort for high card</text:p>
      <text:p text:style-name="P12">short winHand(short,short,short,short,short,short,short,short);//find winning hand</text:p>
      <text:p text:style-name="P12">string winner(string,short);//find round winner</text:p>
      <text:p text:style-name="P12">//Execution Begins Here!</text:p>
      <text:p text:style-name="P12">int main(int argc, char** argv) {</text:p>
      <text:p text:style-name="P12"><text:s text:c="4"/>//Declare Variables</text:p>
      <text:p text:style-name="P12"><text:s text:c="4"/>ofstream fout;//output to file</text:p>
      <text:p text:style-name="P12"><text:s text:c="4"/>fout.open("Results.Dat");//open file</text:p>
      <text:p text:style-name="P12"><text:s text:c="4"/>srand(static_cast&lt;unsigned int&gt;(time(0)));//set random seed</text:p>
      <text:p text:style-name="P12"><text:s text:c="4"/>char info,repeat;//input for info query, and repeat query</text:p>
      <text:p text:style-name="P12"><text:s text:c="4"/>short p1Rw=0,p2Rw=0,p3Rw=0,p4Rw=0;//total wins for each player</text:p>
      <text:p text:style-name="P12"><text:s text:c="4"/>string winner, player1;//overall winner and player name input</text:p>
      <text:p text:style-name="P12"><text:s text:c="4"/>const short SIZE=53;//size of the deck</text:p>
      <text:p text:style-name="P12"><text:s text:c="4"/>short deck[SIZE]={};//declare array with zeros</text:p>
      <text:p text:style-name="P12"><text:s text:c="4"/>short rWin=0;//current round win</text:p>
      <text:p text:style-name="P12"><text:s text:c="4"/>float perWin; int totR=0;//percentage of wins for the player/ totals rounds</text:p>
      <text:p text:style-name="P12"><text:s text:c="4"/>iniDeck(deck,SIZE);//fill array with card values (1-52)</text:p>
      <text:p text:style-name="P12"><text:s text:c="4"/>cout&lt;&lt;"This is a table for Straight Poker."&lt;&lt;endl;</text:p>
      <text:p text:style-name="P12"><text:s text:c="4"/>//Prompt for rules</text:p>
      <text:p text:style-name="P12"><text:s text:c="4"/>cout&lt;&lt;"If you would like instructions on how to play, then enter in 'I' now:"&lt;&lt;endl;</text:p>
      <text:p text:style-name="P12"><text:s text:c="4"/>cout&lt;&lt;"otherwise, enter in 'N'"&lt;&lt;endl;</text:p>
      <text:p text:style-name="P12"><text:s text:c="4"/>cin&gt;&gt;info;</text:p>
      <text:p text:style-name="P12"><text:s text:c="4"/>if(info=='I'||info=='i') rules();</text:p>
      <text:p text:style-name="P12"><text:s text:c="4"/>//prompt for name of player</text:p>
      <text:p text:style-name="P12"><text:s text:c="4"/>cout&lt;&lt;"*************************"&lt;&lt;endl;</text:p>
      <text:p text:style-name="P12"><text:s text:c="4"/>cout&lt;&lt;"Please first enter in your name:"&lt;&lt;endl;</text:p>
      <text:p text:style-name="P12"><text:s text:c="4"/>cin&gt;&gt;player1;</text:p>
      <text:p text:style-name="P12"><text:s text:c="4"/>cout&lt;&lt;"*************************"&lt;&lt;endl;</text:p>
      <text:p text:style-name="P12"><text:soft-page-break/><text:s text:c="4"/>cout&lt;&lt;"Hello, "&lt;&lt;player1&lt;&lt;"! Welcome to the table."&lt;&lt;endl;</text:p>
      <text:p text:style-name="P12"><text:s text:c="4"/>cout&lt;&lt;"Please hit enter to begin"&lt;&lt;endl;</text:p>
      <text:p text:style-name="P12"><text:s text:c="4"/>cin.get();</text:p>
      <text:p text:style-name="P12"><text:s text:c="4"/>cin.ignore();</text:p>
      <text:p text:style-name="P12"><text:s text:c="4"/>cout&lt;&lt;"*************************"&lt;&lt;endl;</text:p>
      <text:p text:style-name="P12"><text:s text:c="4"/>cout&lt;&lt;"Now that you are seated, why don't you meet the other players."&lt;&lt;endl;</text:p>
      <text:p text:style-name="P12"><text:s text:c="4"/>cout&lt;&lt;"To your left is Tom Dwan, across from you is Howard Lederer, and to"&lt;&lt;endl;</text:p>
      <text:p text:style-name="P12"><text:s text:c="4"/>cout&lt;&lt;"your right is Phil Ivey. Good luck players."&lt;&lt;endl;</text:p>
      <text:p text:style-name="P12"><text:s text:c="4"/>cout&lt;&lt;"Please hit enter twice to continue"&lt;&lt;endl;</text:p>
      <text:p text:style-name="P12"><text:s text:c="4"/>cin.get();</text:p>
      <text:p text:style-name="P12"><text:s text:c="4"/>cin.ignore();</text:p>
      <text:p text:style-name="P12"><text:s text:c="4"/>do{//do</text:p>
      <text:p text:style-name="P12"><text:s text:c="8"/>//Start new round</text:p>
      <text:p text:style-name="P12"><text:s text:c="8"/>rWin=round(player1,deck);</text:p>
      <text:p text:style-name="P12"><text:s text:c="8"/>if(rWin==1) p1Rw++;//if 1 player 1 win round</text:p>
      <text:p text:style-name="P12"><text:s text:c="8"/>if(rWin==2) p2Rw++;//if 2 player 2 win round</text:p>
      <text:p text:style-name="P12"><text:s text:c="8"/>if(rWin==3) p3Rw++;//if player 3 win round</text:p>
      <text:p text:style-name="P12"><text:s text:c="8"/>if(rWin==4) p4Rw++;//if player 4 win round</text:p>
      <text:p text:style-name="P12"><text:s text:c="8"/>//Shuffle </text:p>
      <text:p text:style-name="P12"><text:s text:c="8"/>iniDeck(deck,SIZE);</text:p>
      <text:p text:style-name="P12"><text:s text:c="8"/>totR++;//increment the total rounds</text:p>
      <text:p text:style-name="P12"><text:s text:c="8"/>cout&lt;&lt;"*************************"&lt;&lt;endl;</text:p>
      <text:p text:style-name="P12"><text:s text:c="8"/>cout&lt;&lt;"Would you like to play another hand?"&lt;&lt;endl;</text:p>
      <text:p text:style-name="P12"><text:s text:c="8"/>cout&lt;&lt;"Enter in Y for yes or N for no:"&lt;&lt;endl;</text:p>
      <text:p text:style-name="P12"><text:s text:c="8"/>cin&gt;&gt;repeat;//prompt for new round</text:p>
      <text:p text:style-name="P12"><text:s text:c="4"/>}while(repeat=='Y'||repeat=='y');//while player wants to repeat</text:p>
      <text:p text:style-name="P12"><text:s text:c="4"/>//Congratulate Overall Winner</text:p>
      <text:p text:style-name="P12"><text:s text:c="4"/>cout&lt;&lt;"*************************"&lt;&lt;endl;</text:p>
      <text:p text:style-name="P12"><text:s text:c="4"/>winner=player1+" ";</text:p>
      <text:p text:style-name="P12"><text:s text:c="4"/>short highRW=p1Rw;</text:p>
      <text:p text:style-name="P12"><text:s text:c="4"/>if(p2Rw&gt;highRW) winner="Tom Dwan ", highRW=p2Rw;</text:p>
      <text:p text:style-name="P12"><text:s text:c="4"/>else if(p2Rw==highRW) winner+="&amp; Tom Dwan ";</text:p>
      <text:p text:style-name="P12"><text:s text:c="4"/>if(p3Rw&gt;highRW) winner="Howard Lederer ", highRW=p3Rw;</text:p>
      <text:p text:style-name="P12"><text:s text:c="4"/>else if(p3Rw==highRW) winner+="&amp; Howard Lederer ";</text:p>
      <text:p text:style-name="P12"><text:s text:c="4"/>if(p4Rw&gt;highRW) winner="Phil Ivey ", highRW=p4Rw;</text:p>
      <text:p text:style-name="P12"><text:s text:c="4"/>else if(p4Rw==highRW) winner+="&amp; Phil Ivey ";</text:p>
      <text:p text:style-name="P12"><text:s text:c="4"/>cout&lt;&lt;"Congrats to "&lt;&lt;winner&lt;&lt;"for being the table's big winner(s)."&lt;&lt;endl;</text:p>
      <text:p text:style-name="P12"><text:s text:c="4"/>cout&lt;&lt;"Out of "&lt;&lt;totR&lt;&lt;" total round(s), "&lt;&lt;winner&lt;&lt;"won "&lt;&lt;highRW&lt;&lt;" round(s) of Poker."&lt;&lt;endl;</text:p>
      <text:p text:style-name="P12"><text:s text:c="4"/>cout&lt;&lt;"Thank you for playing!"&lt;&lt;endl;</text:p>
      <text:p text:style-name="P12"><text:s text:c="4"/>cout&lt;&lt;endl;</text:p>
      <text:p text:style-name="P12"><text:s text:c="4"/>cout&lt;&lt;"(Your results can be found in Results.dat)"&lt;&lt;endl;</text:p>
      <text:p text:style-name="P12"><text:s text:c="4"/>perWin=((p1Rw*1.0f)/totR)*100.0f;</text:p>
      <text:p text:style-name="P12"><text:s text:c="4"/>//output results to a file</text:p>
      <text:p text:style-name="P12"><text:s text:c="4"/>fout&lt;&lt;fixed&lt;&lt;setprecision(2)&lt;&lt;showpoint;</text:p>
      <text:p text:style-name="P12"><text:s text:c="4"/>fout&lt;&lt;"Player name : "&lt;&lt;player1&lt;&lt;endl;</text:p>
      <text:p text:style-name="P12"><text:s text:c="4"/>fout&lt;&lt;"Round Wins <text:s/>: "&lt;&lt;p1Rw&lt;&lt;endl;</text:p>
      <text:p text:style-name="P12"><text:s text:c="4"/>fout&lt;&lt;"Total Rounds: "&lt;&lt;totR&lt;&lt;endl;</text:p>
      <text:p text:style-name="P12"><text:s text:c="4"/>fout&lt;&lt;"Percent Win : %"&lt;&lt;perWin;</text:p>
      <text:p text:style-name="P12"><text:s text:c="4"/>fout.close();</text:p>
      <text:p text:style-name="P12"><text:s text:c="4"/>//Exit Stage Right!</text:p>
      <text:p text:style-name="P12"><text:s text:c="4"/>return 0;</text:p>
      <text:p text:style-name="P12">}</text:p>
      <text:p text:style-name="P12">//*********************************************//</text:p>
      <text:p text:style-name="P12">//* <text:s text:c="12"/>Rules Function <text:s text:c="15"/>*//</text:p>
      <text:p text:style-name="P12">//*********************************************// <text:s text:c="13"/></text:p>
      <text:p text:style-name="P12">void rules(){</text:p>
      <text:p text:style-name="P12"><text:s text:c="4"/>//declare variables</text:p>
      <text:p text:style-name="P12"><text:s text:c="4"/>char menu,cho='N';//menu / choice</text:p>
      <text:p text:style-name="P12"><text:s text:c="4"/>bool skip=false;//bool for skip </text:p>
      <text:p text:style-name="P12"><text:s text:c="4"/>cout&lt;&lt;"*************************"&lt;&lt;endl;</text:p>
      <text:p text:style-name="P12"><text:s text:c="4"/>cout&lt;&lt;"How to Play:"&lt;&lt;endl;//begin explanation of how to play</text:p>
      <text:p text:style-name="P12"><text:s text:c="4"/>cout&lt;&lt;"Each player is dealt 5 random cards (or a Hand) from a standard 52-card deck."&lt;&lt;endl;</text:p>
      <text:p text:style-name="P12"><text:soft-page-break/><text:s text:c="4"/>cout&lt;&lt;"Whoever has the best combination of cards based on rankings will win the round."&lt;&lt;endl;</text:p>
      <text:p text:style-name="P12"><text:s text:c="4"/>cout&lt;&lt;"The more rare the hand, the higher the ranking will be."&lt;&lt;endl;</text:p>
      <text:p text:style-name="P12"><text:s text:c="4"/>cout&lt;&lt;"The worst hand is nothing special with just a High Card, while the best is a Royal Flush."&lt;&lt;endl;</text:p>
      <text:p text:style-name="P12"><text:s text:c="4"/>cout&lt;&lt;"In the event that two players have the same hand, the higher card (pair,flush,etc)"&lt;&lt;endl;</text:p>
      <text:p text:style-name="P12"><text:s text:c="4"/>cout&lt;&lt;"will win."&lt;&lt;endl;</text:p>
      <text:p text:style-name="P12"><text:s text:c="5"/>do{//do</text:p>
      <text:p text:style-name="P12"><text:s text:c="4"/>cout&lt;&lt;"The Hand Rankings are as followed:"&lt;&lt;endl;//start showing hand rankings</text:p>
      <text:p text:style-name="P12"><text:s text:c="4"/>cout&lt;&lt;"0.High Card | 1.Pair | 2.Two Pair | 3.Three of a Kind | 4.Straight "&lt;&lt;endl;</text:p>
      <text:p text:style-name="P12"><text:s text:c="4"/>cout&lt;&lt;"5.Flush | 6.Full House | 7.Four of a Kind | 8.Straight Flush | 9.Royal Flush"&lt;&lt;endl;</text:p>
      <text:p text:style-name="P12"><text:s text:c="4"/>cout&lt;&lt;"*************************"&lt;&lt;endl;</text:p>
      <text:p text:style-name="P12"><text:s text:c="4"/>cout&lt;&lt;"To view an example/explanation of a specific hand, enter in"&lt;&lt;endl;</text:p>
      <text:p text:style-name="P12"><text:s text:c="4"/>cout&lt;&lt;"the corresponding number. (for example: enter in 4 to view a straight)"&lt;&lt;endl;</text:p>
      <text:p text:style-name="P12"><text:s text:c="4"/>cout&lt;&lt;"Otherwise, enter in S to get started:"&lt;&lt;endl;</text:p>
      <text:p text:style-name="P12"><text:s text:c="4"/>cout&lt;&lt;"*************************"&lt;&lt;endl;</text:p>
      <text:p text:style-name="P12"><text:s text:c="4"/>cin&gt;&gt;menu;//prompt for specific hand ranking display</text:p>
      <text:p text:style-name="P12"><text:s text:c="4"/>cout&lt;&lt;"*************************"&lt;&lt;endl;</text:p>
      <text:p text:style-name="P12"><text:s text:c="4"/>switch(menu){//menu for hand display</text:p>
      <text:p text:style-name="P12"><text:s text:c="8"/>case'0':{//case for hi card</text:p>
      <text:p text:style-name="P12"><text:s text:c="12"/>cout&lt;&lt;"High Card: This hand has nothing to rely on but a High card."&lt;&lt;endl;</text:p>
      <text:p text:style-name="P12"><text:s text:c="12"/>cout&lt;&lt;"Ex: 3 Diamonds | Jack Clubs | 8 Spades | 4 Hearts | 2 Spades"&lt;&lt;endl;</text:p>
      <text:p text:style-name="P12"><text:s text:c="12"/>break;</text:p>
      <text:p text:style-name="P12"><text:s text:c="8"/>}</text:p>
      <text:p text:style-name="P12"><text:s text:c="8"/>case'1':{//case for pair</text:p>
      <text:p text:style-name="P12"><text:s text:c="12"/>cout&lt;&lt;"Pair: Two cards of the same rank."&lt;&lt;endl;</text:p>
      <text:p text:style-name="P12"><text:s text:c="12"/>cout&lt;&lt;"Ex: Ace Hearts | Ace Diamonds | 8 Clubs | 4 Spades | 7 Hearts"&lt;&lt;endl;</text:p>
      <text:p text:style-name="P12"><text:s text:c="12"/>break;</text:p>
      <text:p text:style-name="P12"><text:s text:c="8"/>}</text:p>
      <text:p text:style-name="P12"><text:s text:c="8"/>case'2':{//case for two pair</text:p>
      <text:p text:style-name="P12"><text:s text:c="12"/>cout&lt;&lt;"Two Pair: Two different pairs of cards."&lt;&lt;endl;</text:p>
      <text:p text:style-name="P12"><text:s text:c="12"/>cout&lt;&lt;"Ex: 4 Spades | 4 Clubs | 3 Clubs | 3 Diamonds | Queen Clubs"&lt;&lt;endl;</text:p>
      <text:p text:style-name="P12"><text:s text:c="12"/>break;</text:p>
      <text:p text:style-name="P12"><text:s text:c="8"/>}</text:p>
      <text:p text:style-name="P12"><text:s text:c="8"/>case'3':{//case for three of a kind</text:p>
      <text:p text:style-name="P12"><text:s text:c="12"/>cout&lt;&lt;"Three of a Kind: Three cards of the same rank."&lt;&lt;endl;</text:p>
      <text:p text:style-name="P12"><text:s text:c="12"/>cout&lt;&lt;"Ex: 7 Clubs | 7 Diamonds | 7 Spades | King Clubs | 3 Diamonds"&lt;&lt;endl;</text:p>
      <text:p text:style-name="P12"><text:s text:c="12"/>break;</text:p>
      <text:p text:style-name="P12"><text:s text:c="8"/>}</text:p>
      <text:p text:style-name="P12"><text:s text:c="8"/>case'4':{//case for straight</text:p>
      <text:p text:style-name="P12"><text:s text:c="12"/>cout&lt;&lt;"Straight: Five cards in a sequence, but not of the same suit."&lt;&lt;endl;</text:p>
      <text:p text:style-name="P12"><text:s text:c="12"/>cout&lt;&lt;"Ex: 5 Hearts | 6 Diamonds | 7 Spades | 8 Diamonds | 9 Clubs"&lt;&lt;endl;</text:p>
      <text:p text:style-name="P12"><text:s text:c="12"/>break;</text:p>
      <text:p text:style-name="P12"><text:s text:c="8"/>}</text:p>
      <text:p text:style-name="P12"><text:s text:c="8"/>case'5':{//case for flush</text:p>
      <text:p text:style-name="P12"><text:s text:c="12"/>cout&lt;&lt;"Flush: Any five cards of the same suit, but not in a sequence."&lt;&lt;endl;</text:p>
      <text:p text:style-name="P12"><text:s text:c="12"/>cout&lt;&lt;"Ex: 4 Spades | Jack Spades | 8 Spades | 2 Spades | 9 Spades"&lt;&lt;endl;</text:p>
      <text:p text:style-name="P12"><text:s text:c="12"/>break;</text:p>
      <text:p text:style-name="P12"><text:s text:c="8"/>}</text:p>
      <text:p text:style-name="P12"><text:s text:c="8"/>case'6':{//case for full house</text:p>
      <text:p text:style-name="P12"><text:s text:c="12"/>cout&lt;&lt;"Full House: Three of a Kind and a Pair."&lt;&lt;endl;</text:p>
      <text:p text:style-name="P12"><text:s text:c="12"/>cout&lt;&lt;"Ex: 10 Hearts | 10 Diamonds | 10 Spades | 9 Clubs | 9 Diamonds"&lt;&lt;endl;</text:p>
      <text:p text:style-name="P12"><text:s text:c="12"/>break;</text:p>
      <text:p text:style-name="P12"><text:s text:c="8"/>}</text:p>
      <text:p text:style-name="P12"><text:s text:c="8"/>case'7':{//case for four of a kind</text:p>
      <text:p text:style-name="P12"><text:s text:c="12"/>cout&lt;&lt;"Four of a Kind: All four cards of the same rank."&lt;&lt;endl;</text:p>
      <text:p text:style-name="P12"><text:s text:c="12"/>cout&lt;&lt;"Ex: Jack Hearts | Jack Spades | Jack Diamonds | Jack Clubs | 7 Hearts"&lt;&lt;endl;</text:p>
      <text:p text:style-name="P12"><text:s text:c="12"/>break;</text:p>
      <text:p text:style-name="P12"><text:s text:c="8"/>}</text:p>
      <text:p text:style-name="P12"><text:s text:c="8"/>case'8':{//case for straight flush</text:p>
      <text:p text:style-name="P12"><text:s text:c="12"/>cout&lt;&lt;"Straight Flush: Five cards in a sequence, all in the same suit."&lt;&lt;endl;</text:p>
      <text:p text:style-name="P12"><text:s text:c="12"/>cout&lt;&lt;"Ex: 4 Spades | 5 Spades | 6 Spades | 7 Spades | 8 Spades"&lt;&lt;endl;</text:p>
      <text:p text:style-name="P12"><text:s text:c="12"/>break;</text:p>
      <text:p text:style-name="P12"><text:s text:c="8"/>}</text:p>
      <text:p text:style-name="P12"><text:soft-page-break/><text:s text:c="8"/>case'9':{//case for royal flush</text:p>
      <text:p text:style-name="P12"><text:s text:c="12"/>cout&lt;&lt;"Royal Flush: 10, J, Q, K, A (all in the same suit)."&lt;&lt;endl;</text:p>
      <text:p text:style-name="P12"><text:s text:c="12"/>cout&lt;&lt;"Ex: 10 Spades | Jack Spades | Queen Spades | King Spades | Ace Spades"&lt;&lt;endl;</text:p>
      <text:p text:style-name="P12"><text:s text:c="12"/>break;</text:p>
      <text:p text:style-name="P12"><text:s text:c="8"/>}</text:p>
      <text:p text:style-name="P12"><text:s text:c="8"/>default:{//default for skip</text:p>
      <text:p text:style-name="P12"><text:s text:c="12"/>cho=='N';</text:p>
      <text:p text:style-name="P12"><text:s text:c="12"/>skip=true;//set skip to true</text:p>
      <text:p text:style-name="P12"><text:s text:c="12"/>break;</text:p>
      <text:p text:style-name="P12"><text:s text:c="8"/>} <text:s text:c="3"/></text:p>
      <text:p text:style-name="P12"><text:s text:c="4"/>}</text:p>
      <text:p text:style-name="P12"><text:s text:c="4"/>if(skip==false){//if skip is false</text:p>
      <text:p text:style-name="P12"><text:s text:c="4"/>cout&lt;&lt;"*************************"&lt;&lt;endl;</text:p>
      <text:p text:style-name="P12"><text:s text:c="4"/>cout&lt;&lt;"Would you like to view another Hand Ranking?"&lt;&lt;endl;</text:p>
      <text:p text:style-name="P12"><text:s text:c="4"/>cout&lt;&lt;"Enter in Y for yes or N for no:"&lt;&lt;endl;</text:p>
      <text:p text:style-name="P12"><text:s text:c="4"/>cin&gt;&gt;cho;//prompt for repeat</text:p>
      <text:p text:style-name="P12"><text:s text:c="4"/>cout&lt;&lt;"*************************"&lt;&lt;endl;</text:p>
      <text:p text:style-name="P12"><text:s text:c="4"/>}</text:p>
      <text:p text:style-name="P12"><text:s text:c="4"/>}while(cho=='Y'||cho=='y');//while player wants to repeat</text:p>
      <text:p text:style-name="P12">}</text:p>
      <text:p text:style-name="P12">//*********************************************//</text:p>
      <text:p text:style-name="P12">//* <text:s text:c="12"/>Initialize Deck <text:s text:c="14"/>*//</text:p>
      <text:p text:style-name="P12">//*********************************************//</text:p>
      <text:p text:style-name="P12">void iniDeck(short cards[],short n){</text:p>
      <text:p text:style-name="P12"><text:s text:c="4"/>for(int i=0;i&lt;n;i++){//increment while still in array</text:p>
      <text:p text:style-name="P12"><text:s text:c="8"/>cards[i]=i;//for position i, set i to i ex: 41 =41</text:p>
      <text:p text:style-name="P12"><text:s text:c="4"/>}</text:p>
      <text:p text:style-name="P12">}</text:p>
      <text:p text:style-name="P12">//*********************************************//</text:p>
      <text:p text:style-name="P12">//* <text:s text:c="15"/>New round <text:s text:c="17"/>*//</text:p>
      <text:p text:style-name="P12">//*********************************************//</text:p>
      <text:p text:style-name="P12">short round(string z,short x[]){</text:p>
      <text:p text:style-name="P12"><text:s text:c="4"/>//Declare variables</text:p>
      <text:p text:style-name="P12"><text:s text:c="4"/>short c1=0,c2=0,c3=0,c4=0,c5=0;//player cards</text:p>
      <text:p text:style-name="P12"><text:s text:c="4"/>short usrHand,ai1Hand,ai2Hand,ai3Hand;//hand values</text:p>
      <text:p text:style-name="P12"><text:s text:c="4"/>short ai1c1=0,ai1c2=0,ai1c3=0,ai1c4=0,ai1c5=0;//computer 1 hand</text:p>
      <text:p text:style-name="P12"><text:s text:c="4"/>short ai2c1=0,ai2c2=0,ai2c3=0,ai2c4=0,ai2c5=0;//computer 2 hand</text:p>
      <text:p text:style-name="P12"><text:s text:c="4"/>short ai3c1=0,ai3c2=0,ai3c3=0,ai3c4=0,ai3c5=0;//computer 3 hand</text:p>
      <text:p text:style-name="P12"><text:s text:c="4"/>short hc=0,ai1hc=0,ai2hc=0,ai3hc=0;//high card for tie hands</text:p>
      <text:p text:style-name="P12"><text:s text:c="4"/>short winNum;//player number who has top hand</text:p>
      <text:p text:style-name="P12"><text:s text:c="4"/>string ai1R,ai2R,ai3R,plR; //quick string for hand ranking</text:p>
      <text:p text:style-name="P12"><text:s text:c="4"/>cout&lt;&lt;"*************************"&lt;&lt;endl;</text:p>
      <text:p text:style-name="P12"><text:s text:c="4"/>//Deal individual hands</text:p>
      <text:p text:style-name="P12"><text:s text:c="4"/>deal1(c1,x);</text:p>
      <text:p text:style-name="P12"><text:s text:c="4"/>deal1(c2,x);</text:p>
      <text:p text:style-name="P12"><text:s text:c="4"/>deal1(c3,x);</text:p>
      <text:p text:style-name="P12"><text:s text:c="4"/>deal1(c4,x);</text:p>
      <text:p text:style-name="P12"><text:s text:c="4"/>deal1(c5,x);</text:p>
      <text:p text:style-name="P12"><text:s text:c="4"/>deal1(ai1c1,x);</text:p>
      <text:p text:style-name="P12"><text:s text:c="4"/>deal1(ai1c2,x);</text:p>
      <text:p text:style-name="P12"><text:s text:c="4"/>deal1(ai1c3,x);</text:p>
      <text:p text:style-name="P12"><text:s text:c="4"/>deal1(ai1c4,x);</text:p>
      <text:p text:style-name="P12"><text:s text:c="4"/>deal1(ai1c5,x);</text:p>
      <text:p text:style-name="P12"><text:s text:c="4"/>deal1(ai2c1,x);</text:p>
      <text:p text:style-name="P12"><text:s text:c="4"/>deal1(ai2c2,x);</text:p>
      <text:p text:style-name="P12"><text:s text:c="4"/>deal1(ai2c3,x);</text:p>
      <text:p text:style-name="P12"><text:s text:c="4"/>deal1(ai2c4,x);</text:p>
      <text:p text:style-name="P12"><text:s text:c="4"/>deal1(ai2c5,x);</text:p>
      <text:p text:style-name="P12"><text:s text:c="4"/>deal1(ai3c1,x);</text:p>
      <text:p text:style-name="P12"><text:s text:c="4"/>deal1(ai3c2,x);</text:p>
      <text:p text:style-name="P12"><text:s text:c="4"/>deal1(ai3c3,x);</text:p>
      <text:p text:style-name="P12"><text:s text:c="4"/>deal1(ai3c4,x);</text:p>
      <text:p text:style-name="P12"><text:soft-page-break/><text:s text:c="4"/>deal1(ai3c5,x);</text:p>
      <text:p text:style-name="P12"><text:s text:c="4"/>//high card and sort</text:p>
      <text:p text:style-name="P12"><text:s text:c="4"/>hiCard(c1,c2,c3,c4,c5);</text:p>
      <text:p text:style-name="P12"><text:s text:c="4"/>hiCard(ai1c1,ai1c2,ai1c3,ai1c4,ai1c5);</text:p>
      <text:p text:style-name="P12"><text:s text:c="4"/>hiCard(ai2c1,ai2c2,ai2c3,ai2c4,ai2c5);</text:p>
      <text:p text:style-name="P12"><text:s text:c="4"/>hiCard(ai3c1,ai3c2,ai3c3,ai3c4,ai3c5);</text:p>
      <text:p text:style-name="P12"><text:s text:c="4"/>//find hand value</text:p>
      <text:p text:style-name="P12"><text:s text:c="4"/>usrHand=ranking(c1,c2,c3,c4,c5,hc);</text:p>
      <text:p text:style-name="P12"><text:s text:c="4"/>ai1Hand=ranking(ai1c1,ai1c2,ai1c3,ai1c4,ai1c5,ai1hc);</text:p>
      <text:p text:style-name="P12"><text:s text:c="4"/>ai2Hand=ranking(ai2c1,ai2c2,ai2c3,ai2c4,ai2c5,ai2hc);</text:p>
      <text:p text:style-name="P12"><text:s text:c="4"/>ai3Hand=ranking(ai3c1,ai3c2,ai3c3,ai3c4,ai3c5,ai3hc);</text:p>
      <text:p text:style-name="P12"><text:s text:c="4"/>//set string for ai hand ranking</text:p>
      <text:p text:style-name="P12"><text:s text:c="4"/>plR=aiRank(usrHand);</text:p>
      <text:p text:style-name="P12"><text:s text:c="4"/>ai1R=aiRank(ai1Hand);</text:p>
      <text:p text:style-name="P12"><text:s text:c="4"/>ai2R=aiRank(ai2Hand);</text:p>
      <text:p text:style-name="P12"><text:s text:c="4"/>ai3R=aiRank(ai3Hand);</text:p>
      <text:p text:style-name="P12"><text:s text:c="4"/>//state player hand value</text:p>
      <text:p text:style-name="P12"><text:s text:c="4"/>if(usrHand==1)cout&lt;&lt;"Your hand value is low with just a high card ("&lt;&lt;cardVal(c5)&lt;&lt;")."&lt;&lt;endl;</text:p>
      <text:p text:style-name="P12"><text:s text:c="4"/>if(usrHand==2)cout&lt;&lt;"Your hand value is average with just a pair."&lt;&lt;endl;</text:p>
      <text:p text:style-name="P12"><text:s text:c="4"/>if(usrHand==3)cout&lt;&lt;"You have two pair."&lt;&lt;endl;</text:p>
      <text:p text:style-name="P12"><text:s text:c="4"/>if(usrHand==4)cout&lt;&lt;"You have three of a kind. Not too bad."&lt;&lt;endl;</text:p>
      <text:p text:style-name="P12"><text:s text:c="4"/>if(usrHand==5)cout&lt;&lt;"Congrats! You have a straight."&lt;&lt;endl;</text:p>
      <text:p text:style-name="P12"><text:s text:c="4"/>if(usrHand==6)cout&lt;&lt;"Wow! You have a Flush."&lt;&lt;endl;</text:p>
      <text:p text:style-name="P12"><text:s text:c="4"/>if(usrHand==7)cout&lt;&lt;"What a strong hand. You have a Full House!"&lt;&lt;endl;</text:p>
      <text:p text:style-name="P12"><text:s text:c="4"/>if(usrHand==8)cout&lt;&lt;"Four of a Kind! Quick, don't let them see your excitement."&lt;&lt;endl;</text:p>
      <text:p text:style-name="P12"><text:s text:c="4"/>if(usrHand==9)cout&lt;&lt;"A Straight Flush! You can't be beat!"&lt;&lt;endl;</text:p>
      <text:p text:style-name="P12"><text:s text:c="4"/>//Display player hand</text:p>
      <text:p text:style-name="P12"><text:s text:c="4"/>cout&lt;&lt;"Your Hand: "&lt;&lt;cardVal(c1)&lt;&lt;"|"&lt;&lt;cardVal(c2)&lt;&lt;"|"&lt;&lt;cardVal(c3)&lt;&lt;</text:p>
      <text:p text:style-name="P12"><text:s text:c="16"/>"|"&lt;&lt;cardVal(c4)&lt;&lt;"|"&lt;&lt;cardVal(c5)&lt;&lt;endl;</text:p>
      <text:p text:style-name="P12"><text:s text:c="4"/>cout&lt;&lt;"Please hit enter twice to see everyone's hands:"&lt;&lt;endl;</text:p>
      <text:p text:style-name="P12"><text:s text:c="4"/>cin.get();</text:p>
      <text:p text:style-name="P12"><text:s text:c="4"/>cin.ignore();</text:p>
      <text:p text:style-name="P12"><text:s text:c="4"/>//Unveil all hands</text:p>
      <text:p text:style-name="P12"><text:s text:c="4"/>cout&lt;&lt;"*************************"&lt;&lt;endl;</text:p>
      <text:p text:style-name="P12"><text:s text:c="4"/>cout&lt;&lt;" <text:s text:c="14"/>All Player Hands <text:s text:c="4"/>"&lt;&lt;endl;</text:p>
      <text:p text:style-name="P12"><text:s text:c="4"/>cout&lt;&lt;"Your Hand: "&lt;&lt;cardVal(c1)&lt;&lt;"|"&lt;&lt;cardVal(c2)&lt;&lt;"|"&lt;&lt;cardVal(c3)&lt;&lt;</text:p>
      <text:p text:style-name="P12"><text:s text:c="16"/>"|"&lt;&lt;cardVal(c4)&lt;&lt;"|"&lt;&lt;cardVal(c5)&lt;&lt;" <text:s/>("&lt;&lt;plR&lt;&lt;")"&lt;&lt;endl;</text:p>
      <text:p text:style-name="P12"><text:s text:c="4"/>cout&lt;&lt;"Tom's Hand: "&lt;&lt;cardVal(ai1c1)&lt;&lt;"|"&lt;&lt;cardVal(ai1c2)&lt;&lt;"|"&lt;&lt;cardVal(ai1c3)&lt;&lt;</text:p>
      <text:p text:style-name="P12"><text:s text:c="16"/>"|"&lt;&lt;cardVal(ai1c4)&lt;&lt;"|"&lt;&lt;cardVal(ai1c5)&lt;&lt;" <text:s/>("&lt;&lt;ai1R&lt;&lt;")"&lt;&lt;endl;</text:p>
      <text:p text:style-name="P12"><text:s text:c="4"/>cout&lt;&lt;"Howard's Hand: "&lt;&lt;cardVal(ai2c1)&lt;&lt;"|"&lt;&lt;cardVal(ai2c2)&lt;&lt;"|"&lt;&lt;cardVal(ai2c3)&lt;&lt;</text:p>
      <text:p text:style-name="P12"><text:s text:c="16"/>"|"&lt;&lt;cardVal(ai2c4)&lt;&lt;"|"&lt;&lt;cardVal(ai2c5)&lt;&lt;" <text:s/>("&lt;&lt;ai2R&lt;&lt;")"&lt;&lt;endl;</text:p>
      <text:p text:style-name="P12"><text:s text:c="4"/>cout&lt;&lt;"Phil's Hand: "&lt;&lt;cardVal(ai3c1)&lt;&lt;"|"&lt;&lt;cardVal(ai3c2)&lt;&lt;"|"&lt;&lt;cardVal(ai3c3)&lt;&lt;</text:p>
      <text:p text:style-name="P12"><text:s text:c="16"/>"|"&lt;&lt;cardVal(ai3c4)&lt;&lt;"|"&lt;&lt;cardVal(ai3c5)&lt;&lt;" <text:s/>("&lt;&lt;ai3R&lt;&lt;")"&lt;&lt;endl;</text:p>
      <text:p text:style-name="P12"><text:s text:c="4"/>cout&lt;&lt;"Please hit enter twice to find the winning hand:"&lt;&lt;endl;</text:p>
      <text:p text:style-name="P12"><text:s text:c="4"/>cin.get();</text:p>
      <text:p text:style-name="P12"><text:s text:c="4"/>cin.ignore();</text:p>
      <text:p text:style-name="P12"><text:s text:c="4"/>cout&lt;&lt;"*************************"&lt;&lt;endl;</text:p>
      <text:p text:style-name="P12"><text:s text:c="4"/>//find winning hand</text:p>
      <text:p text:style-name="P12"><text:s text:c="4"/>winNum=winHand(usrHand,ai1Hand,ai2Hand,ai3Hand,hc,ai1hc,ai2hc,ai3hc);//find winNum</text:p>
      <text:p text:style-name="P12"><text:s text:c="4"/>string rndWinr=winner(z,winNum);//find winner name</text:p>
      <text:p text:style-name="P12"><text:s text:c="4"/>cout&lt;&lt;rndWinr&lt;&lt;" has the winning hand. "&lt;&lt;endl;//state winner</text:p>
      <text:p text:style-name="P12"><text:s text:c="4"/>cout&lt;&lt;"Please hit enter twice to continue:"&lt;&lt;endl;</text:p>
      <text:p text:style-name="P12"><text:s text:c="4"/>cin.get();</text:p>
      <text:p text:style-name="P12"><text:s text:c="4"/>cin.ignore();</text:p>
      <text:p text:style-name="P12"><text:s text:c="4"/>cout&lt;&lt;"*************************"&lt;&lt;endl;</text:p>
      <text:p text:style-name="P12"><text:s text:c="4"/>return winNum;//return winner number</text:p>
      <text:p text:style-name="P12">}</text:p>
      <text:p text:style-name="P12">//*********************************************//</text:p>
      <text:p text:style-name="P12">//* <text:s text:c="14"/>Deal 1 <text:s text:c="21"/>*//</text:p>
      <text:p text:style-name="P12">//*********************************************//</text:p>
      <text:p text:style-name="P12">void deal1(short &amp;c1,short y[]){</text:p>
      <text:p text:style-name="P12"><text:s text:c="4"/>//declare variables</text:p>
      <text:p text:style-name="P12"><text:soft-page-break/><text:s text:c="4"/>char repeat;//repeat</text:p>
      <text:p text:style-name="P12"><text:s text:c="4"/>short card;//new card</text:p>
      <text:p text:style-name="P12"><text:s text:c="4"/>do{//do</text:p>
      <text:p text:style-name="P12"><text:s text:c="8"/>card=rand()%52+1;//pick random number</text:p>
      <text:p text:style-name="P12"><text:s text:c="8"/>if(y[card]==0){//if card is 0, then its already picked, so repeat</text:p>
      <text:p text:style-name="P12"><text:s text:c="11"/>repeat='Y'; </text:p>
      <text:p text:style-name="P12"><text:s text:c="8"/>}else{//else dont repeat</text:p>
      <text:p text:style-name="P12"><text:s text:c="12"/>repeat='N';</text:p>
      <text:p text:style-name="P12"><text:s text:c="8"/>}</text:p>
      <text:p text:style-name="P12"><text:s text:c="4"/>}while(repeat=='Y');//while need new card</text:p>
      <text:p text:style-name="P12"><text:s text:c="4"/>y[card]=0;//set the card you picked to zero in array</text:p>
      <text:p text:style-name="P12"><text:s text:c="4"/>c1=card;//c1 = card</text:p>
      <text:p text:style-name="P12">}</text:p>
      <text:p text:style-name="P12">//*********************************************//</text:p>
      <text:p text:style-name="P12">//* <text:s text:c="12"/>Card Values <text:s text:c="18"/>*//</text:p>
      <text:p text:style-name="P12">//*********************************************//</text:p>
      <text:p text:style-name="P12">string cardVal(short v){</text:p>
      <text:p text:style-name="P12"><text:s text:c="4"/>string f;//declare string f for card name</text:p>
      <text:p text:style-name="P12"><text:s text:c="4"/>//Spades</text:p>
      <text:p text:style-name="P12"><text:s text:c="4"/>if(v==1)f="2 Spades";</text:p>
      <text:p text:style-name="P12"><text:s text:c="4"/>if(v==2) f="3 Spades";</text:p>
      <text:p text:style-name="P12"><text:s text:c="4"/>if(v==3) f="4 Spades";</text:p>
      <text:p text:style-name="P12"><text:s text:c="4"/>if(v==4) f="5 Spades";</text:p>
      <text:p text:style-name="P12"><text:s text:c="4"/>if(v==5) f="6 Spades";</text:p>
      <text:p text:style-name="P12"><text:s text:c="4"/>if(v==6) f="7 Spades";</text:p>
      <text:p text:style-name="P12"><text:s text:c="4"/>if(v==7) f="8 Spades";</text:p>
      <text:p text:style-name="P12"><text:s text:c="4"/>if(v==8) f="9 Spades";</text:p>
      <text:p text:style-name="P12"><text:s text:c="4"/>if(v==9) f="10 Spades";</text:p>
      <text:p text:style-name="P12"><text:s text:c="4"/>if(v==10) f="Jack Spades";</text:p>
      <text:p text:style-name="P12"><text:s text:c="4"/>if(v==11) f="Queen Spades";</text:p>
      <text:p text:style-name="P12"><text:s text:c="4"/>if(v==12) f="King Spades";</text:p>
      <text:p text:style-name="P12"><text:s text:c="4"/>if(v==13) f="Ace Spades";</text:p>
      <text:p text:style-name="P12"><text:s text:c="4"/>//Hearts</text:p>
      <text:p text:style-name="P12"><text:s text:c="4"/>if(v==14) f="2 Hearts";</text:p>
      <text:p text:style-name="P12"><text:s text:c="4"/>if(v==15) f="3 Hearts";</text:p>
      <text:p text:style-name="P12"><text:s text:c="4"/>if(v==16) f="4 Hearts";</text:p>
      <text:p text:style-name="P12"><text:s text:c="4"/>if(v==17) f="5 Hearts";</text:p>
      <text:p text:style-name="P12"><text:s text:c="4"/>if(v==18) f="6 Hearts";</text:p>
      <text:p text:style-name="P12"><text:s text:c="4"/>if(v==19) f="7 Hearts";</text:p>
      <text:p text:style-name="P12"><text:s text:c="4"/>if(v==20) f="8 Hearts";</text:p>
      <text:p text:style-name="P12"><text:s text:c="4"/>if(v==21) f="9 Hearts";</text:p>
      <text:p text:style-name="P12"><text:s text:c="4"/>if(v==22) f="10 Hearts";</text:p>
      <text:p text:style-name="P12"><text:s text:c="4"/>if(v==23) f="Jack Hearts";</text:p>
      <text:p text:style-name="P12"><text:s text:c="4"/>if(v==24) f="Queen Hearts";</text:p>
      <text:p text:style-name="P12"><text:s text:c="4"/>if(v==25) f="King Hearts";</text:p>
      <text:p text:style-name="P12"><text:s text:c="4"/>if(v==26) f="Ace Hearts";</text:p>
      <text:p text:style-name="P12"><text:s text:c="4"/>//Clubs</text:p>
      <text:p text:style-name="P12"><text:s text:c="4"/>if(v==27) f="2 Clubs";</text:p>
      <text:p text:style-name="P12"><text:s text:c="4"/>if(v==28) f="3 Clubs";</text:p>
      <text:p text:style-name="P12"><text:s text:c="4"/>if(v==29) f="4 Clubs";</text:p>
      <text:p text:style-name="P12"><text:s text:c="4"/>if(v==30) f="5 Clubs";</text:p>
      <text:p text:style-name="P12"><text:s text:c="4"/>if(v==31) f="6 Clubs";</text:p>
      <text:p text:style-name="P12"><text:s text:c="4"/>if(v==32) f="7 Clubs";</text:p>
      <text:p text:style-name="P12"><text:s text:c="4"/>if(v==33) f="8 Clubs";</text:p>
      <text:p text:style-name="P12"><text:s text:c="4"/>if(v==34) f="9 Clubs";</text:p>
      <text:p text:style-name="P12"><text:s text:c="4"/>if(v==35) f="10 Clubs";</text:p>
      <text:p text:style-name="P12"><text:s text:c="4"/>if(v==36) f="Jack Clubs";</text:p>
      <text:p text:style-name="P12"><text:s text:c="4"/>if(v==37) f="Queen Clubs";</text:p>
      <text:p text:style-name="P12"><text:s text:c="4"/>if(v==38) f="King Clubs";</text:p>
      <text:p text:style-name="P12"><text:s text:c="4"/>if(v==39) f="Ace Clubs";</text:p>
      <text:p text:style-name="P12"><text:s text:c="4"/>//Diamonds</text:p>
      <text:p text:style-name="P12"><text:s text:c="4"/>if(v==40) f="2 Diamonds";</text:p>
      <text:p text:style-name="P12"><text:soft-page-break/><text:s text:c="4"/>if(v==41) f="3 Diamonds";</text:p>
      <text:p text:style-name="P12"><text:s text:c="4"/>if(v==42) f="4 Diamonds";</text:p>
      <text:p text:style-name="P12"><text:s text:c="4"/>if(v==43) f="5 Diamonds";</text:p>
      <text:p text:style-name="P12"><text:s text:c="4"/>if(v==44) f="6 Diamonds";</text:p>
      <text:p text:style-name="P12"><text:s text:c="4"/>if(v==45) f="7 Diamonds";</text:p>
      <text:p text:style-name="P12"><text:s text:c="4"/>if(v==46) f="8 Diamonds";</text:p>
      <text:p text:style-name="P12"><text:s text:c="4"/>if(v==47) f="9 Diamonds";</text:p>
      <text:p text:style-name="P12"><text:s text:c="4"/>if(v==48) f="10 Diamonds";</text:p>
      <text:p text:style-name="P12"><text:s text:c="4"/>if(v==49) f="Jack Diamonds";</text:p>
      <text:p text:style-name="P12"><text:s text:c="4"/>if(v==50) f="Queen Diamonds";</text:p>
      <text:p text:style-name="P12"><text:s text:c="4"/>if(v==51) f="King Diamonds";</text:p>
      <text:p text:style-name="P12"><text:s text:c="4"/>if(v==52) f="Ace Diamonds";</text:p>
      <text:p text:style-name="P12"><text:s text:c="4"/>return f;//return card name</text:p>
      <text:p text:style-name="P12">}</text:p>
      <text:p text:style-name="P12">//*********************************************//</text:p>
      <text:p text:style-name="P12">//* <text:s text:c="12"/>Hand Ranking <text:s text:c="17"/>*//</text:p>
      <text:p text:style-name="P12">//*********************************************//</text:p>
      <text:p text:style-name="P12">short ranking(short a,short b,short c,short d,short e, short &amp;hi1){</text:p>
      <text:p text:style-name="P12"><text:s text:c="4"/>//declare variables</text:p>
      <text:p text:style-name="P12"><text:s text:c="4"/>//high card hand value= 1</text:p>
      <text:p text:style-name="P12"><text:s text:c="4"/>short value=1,temp;//temp</text:p>
      <text:p text:style-name="P12"><text:s text:c="4"/>char str='N',flu='N';// straight = n, flush = n</text:p>
      <text:p text:style-name="P12"><text:s text:c="4"/>//flush = 6</text:p>
      <text:p text:style-name="P12"><text:s text:c="4"/>if((a&gt;=1&amp;&amp;a&lt;=13)&amp;&amp;(b&gt;=1&amp;&amp;b&lt;=13)&amp;&amp;(c&gt;=1&amp;&amp;c&lt;=13)&amp;&amp;(d&gt;=1&amp;&amp;d&lt;=13)&amp;&amp;(e&gt;=1&amp;&amp;e&lt;=13)) value=6,flu='Y'; //spades</text:p>
      <text:p text:style-name="P12"><text:s text:c="4"/>if((a&gt;=14&amp;&amp;a&lt;=26)&amp;&amp;(b&gt;=14&amp;&amp;b&lt;=26)&amp;&amp;(c&gt;=14&amp;&amp;c&lt;=26)&amp;&amp;(d&gt;=14&amp;&amp;d&lt;=26)&amp;&amp;(e&gt;=14&amp;&amp;e&lt;=26)) value=6,flu='Y'; //hearts</text:p>
      <text:p text:style-name="P12"><text:s text:c="4"/>if((a&gt;=27&amp;&amp;a&lt;=39)&amp;&amp;(b&gt;=27&amp;&amp;b&lt;=39)&amp;&amp;(c&gt;=27&amp;&amp;c&lt;=39)&amp;&amp;(d&gt;=27&amp;&amp;d&lt;=39)&amp;&amp;(e&gt;=27&amp;&amp;e&lt;=39)) value=6,flu='Y'; //clubs</text:p>
      <text:p text:style-name="P12"><text:s text:c="4"/>if((a&gt;=40&amp;&amp;a&lt;=52)&amp;&amp;(b&gt;=40&amp;&amp;b&lt;=52)&amp;&amp;(c&gt;=40&amp;&amp;c&lt;=52)&amp;&amp;(d&gt;=40&amp;&amp;d&lt;=52)&amp;&amp;(e&gt;=40&amp;&amp;e&lt;=52)) value=6,flu='Y'; //diamonds</text:p>
      <text:p text:style-name="P12"><text:s text:c="4"/>//get rid of suits</text:p>
      <text:p text:style-name="P12"><text:s text:c="4"/>for(a;a&gt;13;a-=13);</text:p>
      <text:p text:style-name="P12"><text:s text:c="4"/>for(b;b&gt;13;b-=13);</text:p>
      <text:p text:style-name="P12"><text:s text:c="4"/>for(c;c&gt;13;c-=13);</text:p>
      <text:p text:style-name="P12"><text:s text:c="4"/>for(d;d&gt;13;d-=13);</text:p>
      <text:p text:style-name="P12"><text:s text:c="4"/>for(e;e&gt;13;e-=13);</text:p>
      <text:p text:style-name="P12"><text:s text:c="4"/>//high card for flush</text:p>
      <text:p text:style-name="P12"><text:s text:c="4"/>if(value==6) hi1=e;</text:p>
      <text:p text:style-name="P12"><text:s text:c="4"/>//pair = 2</text:p>
      <text:p text:style-name="P12"><text:s text:c="4"/>if(a==b||a==c||a==d) value=2,hi1=a;</text:p>
      <text:p text:style-name="P12"><text:s text:c="4"/>if(a==e)value=2,hi1=a;</text:p>
      <text:p text:style-name="P12"><text:s text:c="4"/>if(b==c||b==d) value=2,hi1=b;</text:p>
      <text:p text:style-name="P12"><text:s text:c="4"/>if(c==d) value=2,hi1=c;</text:p>
      <text:p text:style-name="P12"><text:s text:c="4"/>if(c==e) value=2,hi1=c;</text:p>
      <text:p text:style-name="P12"><text:s text:c="4"/>if(d==e) value=2,hi1=e;</text:p>
      <text:p text:style-name="P12"><text:s text:c="4"/>if(b==e) value=2,hi1=e;</text:p>
      <text:p text:style-name="P12"><text:s text:c="4"/>//two pair = 3</text:p>
      <text:p text:style-name="P12"><text:s text:c="4"/>if((b==c&amp;&amp;d==e)||(b==d&amp;&amp;c==e)||(b==e&amp;&amp;c==d)) value=3,hi1=b;</text:p>
      <text:p text:style-name="P12"><text:s text:c="4"/>if((a==c&amp;&amp;d==e)||(a==e&amp;&amp;c==d)||(a==d&amp;&amp;c==e)) value=3,hi1=a;</text:p>
      <text:p text:style-name="P12"><text:s text:c="4"/>if((a==b&amp;&amp;d==e)||(a==e&amp;&amp;b==d)||(a==d&amp;&amp;b==e)) value=3,hi1=a;</text:p>
      <text:p text:style-name="P12"><text:s text:c="4"/>if((a==b&amp;&amp;c==e)||(a==e&amp;&amp;b==c)||(a==c&amp;&amp;b==e)) value=3,hi1=a;</text:p>
      <text:p text:style-name="P12"><text:s text:c="4"/>if((a==b&amp;&amp;c==d)||(a==c&amp;&amp;b==d)||(a==d&amp;&amp;b==c)) value=3,hi1=a;</text:p>
      <text:p text:style-name="P12"><text:s text:c="4"/>//three of a kind = 4</text:p>
      <text:p text:style-name="P12"><text:s text:c="4"/>if((a==d&amp;&amp;a==e)||(a==b&amp;&amp;a==e)||(a==b&amp;&amp;a==c)) value=4,hi1=a;</text:p>
      <text:p text:style-name="P12"><text:s text:c="4"/>if((c==d&amp;&amp;c==e)||(b==d&amp;&amp;b==e)) value=4,hi1=e;</text:p>
      <text:p text:style-name="P12"><text:s text:c="4"/>if((a==c&amp;&amp;a==e)||(a==b&amp;&amp;a==d)) value=4,hi1=a;</text:p>
      <text:p text:style-name="P12"><text:s text:c="4"/>if((b==c&amp;&amp;b==e)||(a==c&amp;&amp;a==d)) value=4,hi1=c;</text:p>
      <text:p text:style-name="P12"><text:s text:c="4"/>if(b==c&amp;&amp;b==d) value=4,hi1=b;</text:p>
      <text:p text:style-name="P12"><text:s text:c="4"/>//sort for straight</text:p>
      <text:p text:style-name="P12"><text:s text:c="8"/>//sort first value</text:p>
      <text:p text:style-name="P12"><text:s text:c="8"/>if(a&gt;b) temp=a,a=b,b=temp;</text:p>
      <text:p text:style-name="P12"><text:s text:c="8"/>if(a&gt;c) temp=a,a=c,c=temp;</text:p>
      <text:p text:style-name="P12"><text:soft-page-break/><text:s text:c="8"/>if(a&gt;d) temp=a,a=d,d=temp;</text:p>
      <text:p text:style-name="P12"><text:s text:c="8"/>if(a&gt;e) temp=a,a=e,e=temp;</text:p>
      <text:p text:style-name="P12"><text:s text:c="8"/>//sort second value</text:p>
      <text:p text:style-name="P12"><text:s text:c="8"/>if(b&gt;c) temp=b,b=c,c=temp;</text:p>
      <text:p text:style-name="P12"><text:s text:c="8"/>if(b&gt;d) temp=b,b=d,d=temp;</text:p>
      <text:p text:style-name="P12"><text:s text:c="8"/>if(b&gt;e) temp=b,b=e,e=temp;</text:p>
      <text:p text:style-name="P12"><text:s text:c="8"/>//sort third value</text:p>
      <text:p text:style-name="P12"><text:s text:c="8"/>if(c&gt;d) temp=c,c=d,d=temp;</text:p>
      <text:p text:style-name="P12"><text:s text:c="8"/>if(c&gt;e) temp=c,c=e,e=temp;</text:p>
      <text:p text:style-name="P12"><text:s text:c="8"/>//sort fourth value</text:p>
      <text:p text:style-name="P12"><text:s text:c="8"/>if(d&gt;e) temp=d,d=e,e=temp;</text:p>
      <text:p text:style-name="P12"><text:s text:c="4"/>//straight = 5</text:p>
      <text:p text:style-name="P12"><text:s text:c="4"/>if((e-d==1)&amp;&amp;(d-c==1)&amp;&amp;(c-b==1)&amp;&amp;(b-a==1)) value=5,str='Y',hi1=e;</text:p>
      <text:p text:style-name="P12"><text:s text:c="4"/>if((a==1)&amp;&amp;(b==2)&amp;&amp;(c==3)&amp;&amp;(d==4)&amp;&amp;(e==13)) value=5,str='Y',hi1=e;</text:p>
      <text:p text:style-name="P12"><text:s text:c="4"/>//full house = 7</text:p>
      <text:p text:style-name="P12"><text:s text:c="4"/>if((c==d&amp;&amp;c==e&amp;&amp;a==b)||(a==d&amp;&amp;a==e&amp;&amp;b==c)) value=7,hi1=d;</text:p>
      <text:p text:style-name="P12"><text:s text:c="4"/>if((a==b&amp;&amp;a==e&amp;&amp;c==d)||(a==b&amp;&amp;a==c&amp;&amp;d==e)) value=7,hi1=a;</text:p>
      <text:p text:style-name="P12"><text:s text:c="4"/>if((a==c&amp;&amp;a==e&amp;&amp;b==d)||(a==b&amp;&amp;a==d&amp;&amp;c==e)) value=7,hi1=a;</text:p>
      <text:p text:style-name="P12"><text:s text:c="4"/>if((b==d&amp;&amp;b==e&amp;&amp;a==c)||(b==c&amp;&amp;b==d&amp;&amp;a==e)) value=7,hi1=b;</text:p>
      <text:p text:style-name="P12"><text:s text:c="4"/>if((b==c&amp;&amp;b==e&amp;&amp;a==d)||(a==c&amp;&amp;a==d&amp;&amp;b==e)) value=7,hi1=c;</text:p>
      <text:p text:style-name="P12"><text:s text:c="4"/>//four of a kind = 8</text:p>
      <text:p text:style-name="P12"><text:s text:c="4"/>if((b==c&amp;&amp;d==e&amp;&amp;c==d)||(a==c&amp;&amp;d==e&amp;&amp;c==d)||(a==b&amp;&amp;d==e&amp;&amp;b==d)) value=8,hi1=d;</text:p>
      <text:p text:style-name="P12"><text:s text:c="4"/>if((a==b&amp;&amp;c==e&amp;&amp;b==c)||(a==b&amp;&amp;c==d&amp;&amp;b==c)) value=8,hi1=a;</text:p>
      <text:p text:style-name="P12"><text:s text:c="4"/>//straight flush = 9</text:p>
      <text:p text:style-name="P12"><text:s text:c="4"/>if(flu=='Y'&amp;&amp;str=='Y') value=9;// if flush and straight then value =9</text:p>
      <text:p text:style-name="P12"><text:s text:c="4"/>return value;//return hand value</text:p>
      <text:p text:style-name="P12">}</text:p>
      <text:p text:style-name="P12">//*********************************************//</text:p>
      <text:p text:style-name="P12">//* <text:s text:c="12"/>Computer Hand <text:s text:c="16"/>*//</text:p>
      <text:p text:style-name="P12">//*********************************************//</text:p>
      <text:p text:style-name="P12">string aiRank(short a){</text:p>
      <text:p text:style-name="P12"><text:s text:c="4"/>string state;//declare string for hand type</text:p>
      <text:p text:style-name="P12"><text:s text:c="4"/>if(a==1)state="High card";//if 1 then high card</text:p>
      <text:p text:style-name="P12"><text:s text:c="4"/>if(a==2)state="Pair";//if 2 then pair</text:p>
      <text:p text:style-name="P12"><text:s text:c="4"/>if(a==3)state="Two Pair";//if 3 then two pair</text:p>
      <text:p text:style-name="P12"><text:s text:c="4"/>if(a==4)state="Three of a Kind";// if 4 then 3 of a kind</text:p>
      <text:p text:style-name="P12"><text:s text:c="4"/>if(a==5)state="Straight";//if 5 then straight</text:p>
      <text:p text:style-name="P12"><text:s text:c="4"/>if(a==6)state="Flush";//if 6 then flush</text:p>
      <text:p text:style-name="P12"><text:s text:c="4"/>if(a==7)state="Full House";// 7 then full house</text:p>
      <text:p text:style-name="P12"><text:s text:c="4"/>if(a==8)state="Four of a Kind";//if 8 then four of a kind</text:p>
      <text:p text:style-name="P12"><text:s text:c="4"/>if(a==9)state="Straight Flush";// if 9 then straight flush</text:p>
      <text:p text:style-name="P12"><text:s text:c="4"/>return state;//return string for hand type</text:p>
      <text:p text:style-name="P12">}</text:p>
      <text:p text:style-name="P12">//*********************************************//</text:p>
      <text:p text:style-name="P12">//* <text:s text:c="14"/>High Card/Sort <text:s text:c="13"/>*//</text:p>
      <text:p text:style-name="P12">//*********************************************//</text:p>
      <text:p text:style-name="P12">void hiCard(short &amp;a,short &amp;b,short &amp;c,short &amp;d,short &amp;e){</text:p>
      <text:p text:style-name="P12"><text:s text:c="4"/>short tempa=a,tempb=b,tempc=c,tempd=d,tempe=e;//temp variables for swap</text:p>
      <text:p text:style-name="P12"><text:s text:c="4"/>short temp=0;</text:p>
      <text:p text:style-name="P12"><text:s text:c="4"/>//get rid of suits</text:p>
      <text:p text:style-name="P12"><text:s text:c="4"/>for(tempa;tempa&gt;13;tempa-=13);//take away 13 for values above 13</text:p>
      <text:p text:style-name="P12"><text:s text:c="4"/>for(tempb;tempb&gt;13;tempb-=13);</text:p>
      <text:p text:style-name="P12"><text:s text:c="4"/>for(tempc;tempc&gt;13;tempc-=13);</text:p>
      <text:p text:style-name="P12"><text:s text:c="4"/>for(tempd;tempd&gt;13;tempd-=13);</text:p>
      <text:p text:style-name="P12"><text:s text:c="4"/>for(tempe;tempe&gt;13;tempe-=13);</text:p>
      <text:p text:style-name="P12"><text:s text:c="4"/>//sort first value</text:p>
      <text:p text:style-name="P12"><text:s text:c="4"/>if(tempa&gt;tempb){</text:p>
      <text:p text:style-name="P12"><text:s text:c="8"/>temp=tempa,tempa=tempb,tempb=temp;</text:p>
      <text:p text:style-name="P12"><text:s text:c="8"/>temp=a,a=b,b=temp;//swap if needed</text:p>
      <text:p text:style-name="P12"><text:s text:c="4"/>}</text:p>
      <text:p text:style-name="P12"><text:s text:c="4"/>if(tempa&gt;tempc){</text:p>
      <text:p text:style-name="P12"><text:s text:c="8"/>temp=tempa,tempa=tempc,tempc=temp;</text:p>
      <text:p text:style-name="P12"><text:soft-page-break/><text:s text:c="8"/>temp=a,a=c,c=temp;</text:p>
      <text:p text:style-name="P12"><text:s text:c="4"/>}</text:p>
      <text:p text:style-name="P12"><text:s text:c="4"/>if(tempa&gt;tempd){</text:p>
      <text:p text:style-name="P12"><text:s text:c="8"/>temp=tempa,tempa=tempd,tempd=temp;</text:p>
      <text:p text:style-name="P12"><text:s text:c="8"/>temp=a,a=d,d=temp;</text:p>
      <text:p text:style-name="P12"><text:s text:c="4"/>}</text:p>
      <text:p text:style-name="P12"><text:s text:c="4"/>if(tempa&gt;tempe){</text:p>
      <text:p text:style-name="P12"><text:s text:c="8"/>temp=tempa,tempa=tempe,tempe=temp;</text:p>
      <text:p text:style-name="P12"><text:s text:c="8"/>temp=a,a=e,e=temp;</text:p>
      <text:p text:style-name="P12"><text:s text:c="4"/>}</text:p>
      <text:p text:style-name="P12"><text:s text:c="4"/>//sort second value</text:p>
      <text:p text:style-name="P12"><text:s text:c="4"/>if(tempb&gt;tempc){//swap if needed</text:p>
      <text:p text:style-name="P12"><text:s text:c="8"/>temp=tempb,tempb=tempc,tempc=temp;</text:p>
      <text:p text:style-name="P12"><text:s text:c="8"/>temp=b,b=c,c=temp;</text:p>
      <text:p text:style-name="P12"><text:s text:c="4"/>}</text:p>
      <text:p text:style-name="P12"><text:s text:c="4"/>if(tempb&gt;tempd){</text:p>
      <text:p text:style-name="P12"><text:s text:c="8"/>temp=tempb,tempb=tempd,tempd=temp;</text:p>
      <text:p text:style-name="P12"><text:s text:c="8"/>temp=b,b=d,d=temp;</text:p>
      <text:p text:style-name="P12"><text:s text:c="4"/>}</text:p>
      <text:p text:style-name="P12"><text:s text:c="4"/>if(tempb&gt;tempe){</text:p>
      <text:p text:style-name="P12"><text:s text:c="8"/>temp=tempb,tempb=tempe,tempe=temp;</text:p>
      <text:p text:style-name="P12"><text:s text:c="8"/>temp=b,b=e,e=temp;</text:p>
      <text:p text:style-name="P12"><text:s text:c="4"/>}</text:p>
      <text:p text:style-name="P12"><text:s text:c="4"/>//sort third value</text:p>
      <text:p text:style-name="P12"><text:s text:c="4"/>if(tempc&gt;tempd){</text:p>
      <text:p text:style-name="P12"><text:s text:c="8"/>temp=tempc,tempc=tempd,tempd=temp;</text:p>
      <text:p text:style-name="P12"><text:s text:c="8"/>temp=c,c=d,d=temp;//swap if needed</text:p>
      <text:p text:style-name="P12"><text:s text:c="4"/>}</text:p>
      <text:p text:style-name="P12"><text:s text:c="4"/>if(tempc&gt;tempe){</text:p>
      <text:p text:style-name="P12"><text:s text:c="8"/>temp=tempc,tempc=tempe,tempe=temp;</text:p>
      <text:p text:style-name="P12"><text:s text:c="8"/>temp=c,c=e,e=temp;</text:p>
      <text:p text:style-name="P12"><text:s text:c="4"/>}</text:p>
      <text:p text:style-name="P12"><text:s text:c="4"/>//sort fourth value</text:p>
      <text:p text:style-name="P12"><text:s text:c="4"/>if(tempd&gt;tempe){</text:p>
      <text:p text:style-name="P12"><text:s text:c="8"/>temp=tempd,tempd=tempe,tempe=temp;</text:p>
      <text:p text:style-name="P12"><text:s text:c="8"/>temp=d,d=e,e=temp;//swap if needed</text:p>
      <text:p text:style-name="P12"><text:s text:c="4"/>}</text:p>
      <text:p text:style-name="P12">}</text:p>
      <text:p text:style-name="P12">//*********************************************//</text:p>
      <text:p text:style-name="P12">//* <text:s text:c="14"/>Winning Hand <text:s text:c="15"/>*//</text:p>
      <text:p text:style-name="P12">//*********************************************//</text:p>
      <text:p text:style-name="P12">short winHand(short a,short b,short c,short d,short h1,short h2,short h3,short h4){</text:p>
      <text:p text:style-name="P12"><text:s text:c="4"/>//find top hand value</text:p>
      <text:p text:style-name="P12"><text:s text:c="4"/>short topHand=a,pl1=0,pl2=0,pl3=0,pl4=0,win;//declare variables for ties</text:p>
      <text:p text:style-name="P12"><text:s text:c="4"/>if(b&gt;topHand) topHand=b;</text:p>
      <text:p text:style-name="P12"><text:s text:c="4"/>if(c&gt;topHand) topHand=c;</text:p>
      <text:p text:style-name="P12"><text:s text:c="4"/>if(d&gt;topHand) topHand=d;</text:p>
      <text:p text:style-name="P12"><text:s text:c="4"/>//find all that have the same value of the top hand</text:p>
      <text:p text:style-name="P12"><text:s text:c="4"/>if(a==topHand) pl1=1;</text:p>
      <text:p text:style-name="P12"><text:s text:c="4"/>if(b==topHand) pl2=1;</text:p>
      <text:p text:style-name="P12"><text:s text:c="4"/>if(c==topHand) pl3=1;</text:p>
      <text:p text:style-name="P12"><text:s text:c="4"/>if(d==topHand) pl4=1;</text:p>
      <text:p text:style-name="P12"><text:s text:c="4"/>//compare ties for top hand</text:p>
      <text:p text:style-name="P12"><text:s text:c="4"/>if((pl1==1)&amp;&amp;(pl2==1)){//if two have tie</text:p>
      <text:p text:style-name="P12"><text:s text:c="8"/>if(h1&gt;h2) win=1;//win =1</text:p>
      <text:p text:style-name="P12"><text:s text:c="8"/>if(h2&gt;h1) win=2;//win =2</text:p>
      <text:p text:style-name="P12"><text:s text:c="4"/>}</text:p>
      <text:p text:style-name="P12"><text:s text:c="4"/>if((pl1==1)&amp;&amp;(pl3==1)){</text:p>
      <text:p text:style-name="P12"><text:s text:c="8"/>if(h1&gt;h3) win=1;</text:p>
      <text:p text:style-name="P12"><text:s text:c="8"/>if(h3&gt;h1) win=3;</text:p>
      <text:p text:style-name="P12"><text:s text:c="4"/>}</text:p>
      <text:p text:style-name="P12"><text:s text:c="4"/>if((pl1==1)&amp;&amp;(pl4==1)){</text:p>
      <text:p text:style-name="P12"><text:soft-page-break/><text:s text:c="8"/>if(h1&gt;h4) win=1;</text:p>
      <text:p text:style-name="P12"><text:s text:c="8"/>if(h4&gt;h1) win=4;</text:p>
      <text:p text:style-name="P12"><text:s text:c="4"/>}</text:p>
      <text:p text:style-name="P12"><text:s text:c="4"/>if((pl2==1)&amp;&amp;(pl3==1)){</text:p>
      <text:p text:style-name="P12"><text:s text:c="8"/>if(h2&gt;h3) win=2;</text:p>
      <text:p text:style-name="P12"><text:s text:c="8"/>if(h3&gt;h2) win=3;</text:p>
      <text:p text:style-name="P12"><text:s text:c="4"/>}</text:p>
      <text:p text:style-name="P12"><text:s text:c="4"/>if((pl2==1)&amp;&amp;(pl4==1)){</text:p>
      <text:p text:style-name="P12"><text:s text:c="8"/>if(h2&gt;h4) win=2;</text:p>
      <text:p text:style-name="P12"><text:s text:c="8"/>if(h4&gt;h2) win=4;</text:p>
      <text:p text:style-name="P12"><text:s text:c="4"/>}</text:p>
      <text:p text:style-name="P12"><text:s text:c="4"/>if((pl3==1)&amp;&amp;(pl4==1)){</text:p>
      <text:p text:style-name="P12"><text:s text:c="8"/>if(h3&gt;h4) win=3;</text:p>
      <text:p text:style-name="P12"><text:s text:c="8"/>if(h4&gt;h3) win=4;</text:p>
      <text:p text:style-name="P12"><text:s text:c="4"/>}</text:p>
      <text:p text:style-name="P12"><text:s text:c="4"/>if((pl1==1)&amp;&amp;(pl2==1)&amp;&amp;(pl3==1)){//if 3 have tie</text:p>
      <text:p text:style-name="P12"><text:s text:c="8"/>if(h1&gt;h2&amp;&amp;h1&gt;h3) win=1;//win 1</text:p>
      <text:p text:style-name="P12"><text:s text:c="8"/>if(h2&gt;h1&amp;&amp;h2&gt;h3) win=2;//win 2</text:p>
      <text:p text:style-name="P12"><text:s text:c="8"/>if(h3&gt;h1&amp;&amp;h3&gt;h2) win=3;//win 3</text:p>
      <text:p text:style-name="P12"><text:s text:c="4"/>}</text:p>
      <text:p text:style-name="P12"><text:s text:c="4"/>if((pl1==1)&amp;&amp;(pl3==1)&amp;&amp;(pl4==1)){</text:p>
      <text:p text:style-name="P12"><text:s text:c="8"/>if(h1&gt;h4&amp;&amp;h1&gt;h3) win=1;</text:p>
      <text:p text:style-name="P12"><text:s text:c="8"/>if(h4&gt;h1&amp;&amp;h4&gt;h3) win=4;</text:p>
      <text:p text:style-name="P12"><text:s text:c="8"/>if(h3&gt;h1&amp;&amp;h3&gt;h4) win=3;</text:p>
      <text:p text:style-name="P12"><text:s text:c="4"/>}</text:p>
      <text:p text:style-name="P12"><text:s text:c="4"/>if((pl1==1)&amp;&amp;(pl2==1)&amp;&amp;(pl4==1)){</text:p>
      <text:p text:style-name="P12"><text:s text:c="8"/>if(h1&gt;h2&amp;&amp;h1&gt;h4) win=1;</text:p>
      <text:p text:style-name="P12"><text:s text:c="8"/>if(h2&gt;h1&amp;&amp;h2&gt;h4) win=2;</text:p>
      <text:p text:style-name="P12"><text:s text:c="8"/>if(h4&gt;h1&amp;&amp;h4&gt;h2) win=4;</text:p>
      <text:p text:style-name="P12"><text:s text:c="4"/>}</text:p>
      <text:p text:style-name="P12"><text:s text:c="4"/>if((pl3==1)&amp;&amp;(pl2==1)&amp;&amp;(pl4==1)){</text:p>
      <text:p text:style-name="P12"><text:s text:c="8"/>if(h3&gt;h2&amp;&amp;h3&gt;h4) win=3;</text:p>
      <text:p text:style-name="P12"><text:s text:c="8"/>if(h2&gt;h3&amp;&amp;h2&gt;h4) win=2;</text:p>
      <text:p text:style-name="P12"><text:s text:c="8"/>if(h4&gt;h3&amp;&amp;h4&gt;h2) win=4;</text:p>
      <text:p text:style-name="P12"><text:s text:c="4"/>}</text:p>
      <text:p text:style-name="P12"><text:s text:c="4"/>if((pl1==1)&amp;&amp;(pl2==1)&amp;&amp;(pl3==1)&amp;&amp;(pl4==1)){//if 4 tie</text:p>
      <text:p text:style-name="P12"><text:s text:c="8"/>if(h1&gt;h2&amp;&amp;h1&gt;h3&amp;&amp;h1&gt;h4) win=1;//win 1</text:p>
      <text:p text:style-name="P12"><text:s text:c="8"/>if(h2&gt;h1&amp;&amp;h2&gt;h3&amp;&amp;h2&gt;h4) win=2;//win 2</text:p>
      <text:p text:style-name="P12"><text:s text:c="8"/>if(h3&gt;h2&amp;&amp;h3&gt;h1&amp;&amp;h3&gt;h4) win=3;//win 3</text:p>
      <text:p text:style-name="P12"><text:s text:c="8"/>if(h4&gt;h2&amp;&amp;h4&gt;h3&amp;&amp;h4&gt;h1) win=4;//win 4</text:p>
      <text:p text:style-name="P12"><text:s text:c="4"/>}</text:p>
      <text:p text:style-name="P12"><text:s text:c="4"/>//if no tie</text:p>
      <text:p text:style-name="P12"><text:s text:c="4"/>if((pl1==1)&amp;&amp;(pl2==0)&amp;&amp;(pl3==0)&amp;&amp;(pl4==0)) win=1;//win 1</text:p>
      <text:p text:style-name="P12"><text:s text:c="4"/>if((pl1==0)&amp;&amp;(pl2==1)&amp;&amp;(pl3==0)&amp;&amp;(pl4==0)) win=2;//win 2</text:p>
      <text:p text:style-name="P12"><text:s text:c="4"/>if((pl1==0)&amp;&amp;(pl2==0)&amp;&amp;(pl3==1)&amp;&amp;(pl4==0)) win=3;//win 3</text:p>
      <text:p text:style-name="P12"><text:s text:c="4"/>if((pl1==0)&amp;&amp;(pl2==0)&amp;&amp;(pl3==0)&amp;&amp;(pl4==1)) win=4;//win 4</text:p>
      <text:p text:style-name="P12"><text:s text:c="4"/>//return win</text:p>
      <text:p text:style-name="P12"><text:s text:c="4"/>return win;</text:p>
      <text:p text:style-name="P12">}</text:p>
      <text:p text:style-name="P12">//*********************************************//</text:p>
      <text:p text:style-name="P12">//* <text:s text:c="11"/>Winning Player <text:s text:c="16"/>*//</text:p>
      <text:p text:style-name="P12">//*********************************************//</text:p>
      <text:p text:style-name="P12">string winner(string you,short a){</text:p>
      <text:p text:style-name="P12"><text:s text:c="4"/>string winner;//declare string variable for winner</text:p>
      <text:p text:style-name="P12"><text:s text:c="4"/>if(a==1) winner=you;//if 1 then winner = user</text:p>
      <text:p text:style-name="P12"><text:s text:c="4"/>if(a==2) winner="Tom";//if 2 then winner = tom</text:p>
      <text:p text:style-name="P12"><text:s text:c="4"/>if(a==3) winner="Howard";//if 3 then winner = howard</text:p>
      <text:p text:style-name="P12"><text:s text:c="4"/>if(a==4) winner="Phil";// if 4 then winner = phil</text:p>
      <text:p text:style-name="P12"><text:s text:c="4"/>if(a&lt;1||a&gt;4) winner="(Tie Game) No one";// else tie game</text:p>
      <text:p text:style-name="P12"><text:s text:c="4"/>return winner;//return winner</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05-15T17:58:17.02</dc:date>
    <meta:editing-duration>PT2H10M7S</meta:editing-duration>
    <meta:editing-cycles>4</meta:editing-cycles>
    <meta:generator>OpenOffice/4.1.1$Win32 OpenOffice.org_project/411m6$Build-9775</meta:generator>
    <meta:document-statistic meta:table-count="1" meta:image-count="0" meta:object-count="0" meta:page-count="22" meta:paragraph-count="1139" meta:word-count="4582" meta:character-count="39086"/>
  </office:meta>
</office:document-meta>
</file>